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JetBrains Mono" svg:font-family="'JetBrains Mono', monospace"/>
    <style:font-face style:name="OpenSymbol" svg:font-family="OpenSymbol"/>
    <style:font-face style:name="Roboto" svg:font-family="Roboto, Arial, sans-serif"/>
    <style:font-face style:name="Tahoma1" svg:font-family="Tahoma"/>
    <style:font-face style:name="inter-regular" svg:font-family="inter-regular, system-ui, apple-system, BlinkMacSystemFont, 'Segoe UI', Roboto, 'Helvetica Neue', Helvetica, Arial, sans-serif"/>
    <style:font-face style:name="sans-serif" svg:font-family="sans-serif"/>
    <style:font-face style:name="ui-monospace" svg:font-family="ui-monospace, SFMono-Regular, 'SF Mono', Menlo, Consolas, 'Liberation Mono', monospace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color="#000099" style:font-name="JetBrains Mono" fo:font-size="14pt" fo:language="en" fo:country="US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000099" fo:font-size="14pt" fo:language="en" fo:country="US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color="#000099" style:font-name="Roboto"/>
    </style:style>
    <style:style style:name="P5" style:family="paragraph" style:parent-style-name="Standard">
      <style:text-properties fo:color="#00cc33" fo:font-size="16pt" fo:language="en" fo:country="US" fo:font-weight="bold" style:font-size-asian="16pt" style:font-weight-asian="bold" style:font-size-complex="16pt" style:font-weight-complex="bold"/>
    </style:style>
    <style:style style:name="P6" style:family="paragraph" style:parent-style-name="Standard">
      <style:text-properties fo:color="#00cc33" style:font-name="JetBrains Mono" fo:font-size="16pt" fo:language="en" fo:country="US" fo:font-weight="bold" style:font-size-asian="16pt" style:font-weight-asian="bold" style:font-size-complex="16pt" style:font-weight-complex="bold"/>
    </style:style>
    <style:style style:name="P7" style:family="paragraph" style:parent-style-name="Standard">
      <style:text-properties fo:color="#00cc33" fo:font-size="22pt" fo:language="en" fo:country="US" fo:font-weight="bold" style:font-size-asian="22pt" style:font-weight-asian="bold" style:font-size-complex="22pt" style:font-weight-complex="bold"/>
    </style:style>
    <style:style style:name="P8" style:family="paragraph" style:parent-style-name="Standard">
      <style:text-properties fo:font-size="13pt" style:font-size-asian="13pt" style:font-size-complex="13pt"/>
    </style:style>
    <style:style style:name="P9" style:family="paragraph" style:parent-style-name="Standard">
      <style:text-properties fo:color="#bbb529"/>
    </style:style>
    <style:style style:name="P10" style:family="paragraph" style:parent-style-name="Standard">
      <style:text-properties fo:color="#bbb529" style:font-name="JetBrains Mono" fo:font-size="9.80000019073486pt"/>
    </style:style>
    <style:style style:name="P11" style:family="paragraph" style:parent-style-name="Standard">
      <style:text-properties fo:color="#bbb529" style:font-name="JetBrains Mono" fo:font-size="9.80000019073486pt" fo:language="en" fo:country="US" fo:font-weight="bold" style:font-size-asian="14pt" style:font-weight-asian="bold" style:font-size-complex="14pt" style:font-weight-complex="bold"/>
    </style:style>
    <style:style style:name="P12" style:family="paragraph" style:parent-style-name="Standard">
      <style:text-properties fo:font-variant="normal" fo:text-transform="none" fo:color="#000099" style:font-name="Roboto" fo:font-size="14pt" fo:letter-spacing="normal" fo:language="en" fo:country="US" fo:font-style="normal" fo:font-weight="normal" style:font-size-asian="14pt" style:font-weight-asian="bold" style:font-size-complex="14pt" style:font-weight-complex="bold"/>
    </style:style>
    <style:style style:name="P13" style:family="paragraph" style:parent-style-name="Standard">
      <style:text-properties fo:font-variant="normal" fo:text-transform="none" fo:color="#000099" style:font-name="Roboto" fo:font-size="12pt" fo:letter-spacing="normal" fo:language="en" fo:country="US" fo:font-style="normal" fo:font-weight="normal" style:font-size-asian="12pt" style:font-weight-asian="bold" style:font-size-complex="12pt" style:font-weight-complex="bold"/>
    </style:style>
    <style:style style:name="P14" style:family="paragraph" style:parent-style-name="Standard">
      <style:text-properties fo:font-variant="normal" fo:text-transform="none" fo:color="#000099" style:font-name="Roboto" fo:font-size="13pt" fo:letter-spacing="normal" fo:language="en" fo:country="US" fo:font-style="normal" fo:font-weight="bold" style:font-size-asian="13pt" style:font-weight-asian="bold" style:font-size-complex="13pt" style:font-weight-complex="bold"/>
    </style:style>
    <style:style style:name="P15" style:family="paragraph" style:parent-style-name="Standard">
      <style:text-properties fo:font-variant="normal" fo:text-transform="none" fo:color="#000099" style:font-name="Roboto" fo:letter-spacing="normal" fo:language="en" fo:country="US" fo:font-style="normal" fo:font-weight="normal" style:font-weight-asian="normal" style:font-weight-complex="normal"/>
    </style:style>
    <style:style style:name="P16" style:family="paragraph" style:parent-style-name="Standard">
      <style:text-properties fo:font-variant="normal" fo:text-transform="none" fo:color="#000099" style:font-name="Roboto" fo:letter-spacing="normal" fo:language="en" fo:country="US" fo:font-style="normal" fo:font-weight="bold" style:font-weight-asian="bold" style:font-weight-complex="bold"/>
    </style:style>
    <style:style style:name="P17" style:family="paragraph" style:parent-style-name="Standard">
      <style:text-properties fo:font-variant="normal" fo:text-transform="none" fo:color="#0000ff" style:font-name="Roboto" fo:font-size="13pt" fo:letter-spacing="normal" fo:language="en" fo:country="US" fo:font-style="normal" fo:font-weight="normal" style:font-size-asian="13pt" style:font-weight-asian="bold" style:font-size-complex="13pt" style:font-weight-complex="bold"/>
    </style:style>
    <style:style style:name="P18" style:family="paragraph" style:parent-style-name="Standard">
      <style:text-properties fo:font-variant="normal" fo:text-transform="none" fo:color="#0000ff" style:font-name="JetBrains Mono" fo:font-size="10pt" fo:letter-spacing="normal" fo:font-style="normal" fo:font-weight="normal" style:font-size-asian="10pt" style:font-weight-asian="normal" style:font-size-complex="10pt" style:font-weight-complex="normal"/>
    </style:style>
    <style:style style:name="P19" style:family="paragraph" style:parent-style-name="Standard">
      <style:text-properties fo:font-variant="normal" fo:text-transform="none" fo:color="#00cc33" style:font-name="JetBrains Mono" fo:font-size="16pt" fo:letter-spacing="normal" fo:language="en" fo:country="US" fo:font-style="normal" fo:font-weight="bold" style:font-size-asian="16pt" style:font-weight-asian="bold" style:font-size-complex="16pt" style:font-weight-complex="bold"/>
    </style:style>
    <style:style style:name="P20" style:family="paragraph" style:parent-style-name="Standard">
      <style:text-properties fo:font-variant="normal" fo:text-transform="none" fo:color="#333333" style:font-name="JetBrains Mono" fo:font-size="12pt" fo:letter-spacing="normal" fo:language="en" fo:country="US" fo:font-style="normal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variant="normal" fo:text-transform="none" fo:color="#333333" style:font-name="Roboto" fo:font-size="14pt" fo:letter-spacing="normal" fo:language="en" fo:country="US" fo:font-style="normal" fo:font-weight="bold" style:font-size-asian="14pt" style:font-weight-asian="bold" style:font-size-complex="14pt" style:font-weight-complex="bold"/>
    </style:style>
    <style:style style:name="P22" style:family="paragraph" style:parent-style-name="Standard">
      <style:text-properties fo:font-variant="normal" fo:text-transform="none" fo:color="#00cc00" style:font-name="JetBrains Mono" fo:font-size="12pt" fo:letter-spacing="normal" fo:language="en" fo:country="US" fo:font-style="normal" fo:font-weight="bold" style:font-size-asian="12pt" style:font-weight-asian="bold" style:font-size-complex="12pt" style:font-weight-complex="bold"/>
    </style:style>
    <style:style style:name="P23" style:family="paragraph" style:parent-style-name="Standard">
      <style:text-properties fo:font-variant="normal" fo:text-transform="none" fo:color="#a9b7c6" style:font-name="JetBrains Mono" fo:font-size="12pt" fo:letter-spacing="normal" fo:language="en" fo:country="US" fo:font-style="normal" fo:font-weight="bold" style:font-size-asian="12pt" style:font-weight-asian="bold" style:font-size-complex="12pt" style:font-weight-complex="bold"/>
    </style:style>
    <style:style style:name="P24" style:family="paragraph" style:parent-style-name="Standard">
      <style:text-properties fo:font-variant="normal" fo:text-transform="none" fo:color="#000066" style:font-name="JetBrains Mono" fo:font-size="12pt" fo:letter-spacing="normal" fo:language="en" fo:country="US" fo:font-style="normal" fo:font-weight="bold" style:font-size-asian="12pt" style:font-weight-asian="bold" style:font-size-complex="12pt" style:font-weight-complex="bold"/>
    </style:style>
    <style:style style:name="P25" style:family="paragraph" style:parent-style-name="Standard">
      <style:text-properties fo:font-variant="normal" fo:text-transform="none" fo:color="#ff3333" style:font-name="JetBrains Mono" fo:font-size="12pt" fo:letter-spacing="normal" fo:language="en" fo:country="US" fo:font-style="normal" fo:font-weight="bold" style:font-size-asian="12pt" style:font-weight-asian="bold" style:font-size-complex="12pt" style:font-weight-complex="bold"/>
    </style:style>
    <style:style style:name="P26" style:family="paragraph" style:parent-style-name="Standard">
      <style:text-properties fo:color="#333333" style:font-name="Roboto" fo:font-size="14pt" fo:language="en" fo:country="US" fo:font-weight="bold" style:font-size-asian="14pt" style:font-weight-asian="bold" style:font-size-complex="14pt" style:font-weight-complex="bold"/>
    </style:style>
    <style:style style:name="P27" style:family="paragraph" style:parent-style-name="Standard">
      <style:text-properties fo:language="en" fo:country="US"/>
    </style:style>
    <style:style style:name="P28" style:family="paragraph" style:parent-style-name="Standard">
      <style:text-properties fo:color="#000066" style:font-name="Roboto" fo:font-size="14pt" fo:language="en" fo:country="US" fo:font-weight="bold" style:font-size-asian="14pt" style:font-weight-asian="bold" style:font-size-complex="14pt" style:font-weight-complex="bold"/>
    </style:style>
    <style:style style:name="P29" style:family="paragraph" style:parent-style-name="Standard">
      <style:text-properties fo:color="#ff3333" fo:language="en" fo:country="US" fo:font-weight="bold" style:font-weight-asian="bold" style:font-weight-complex="bold"/>
    </style:style>
    <style:style style:name="P30" style:family="paragraph" style:parent-style-name="Preformatted_20_Text">
      <style:paragraph-properties fo:margin-top="0in" fo:margin-bottom="0.1965in" fo:background-color="#2b2b2b">
        <style:background-image/>
      </style:paragraph-properties>
      <style:text-properties fo:color="#a9b7c6"/>
    </style:style>
    <style:style style:name="P31" style:family="paragraph" style:parent-style-name="Preformatted_20_Text">
      <style:paragraph-properties fo:margin-top="0in" fo:margin-bottom="0.1965in" fo:background-color="#2b2b2b">
        <style:background-image/>
      </style:paragraph-properties>
      <style:text-properties fo:color="#a9b7c6" style:font-name="JetBrains Mono" fo:font-size="9.80000019073486pt"/>
    </style:style>
    <style:style style:name="P32" style:family="paragraph" style:parent-style-name="Preformatted_20_Text">
      <style:paragraph-properties fo:background-color="#2b2b2b">
        <style:background-image/>
      </style:paragraph-properties>
      <style:text-properties fo:color="#a9b7c6"/>
    </style:style>
    <style:style style:name="P33" style:family="paragraph" style:parent-style-name="Preformatted_20_Text">
      <style:paragraph-properties fo:background-color="#2b2b2b">
        <style:background-image/>
      </style:paragraph-properties>
      <style:text-properties fo:color="#a9b7c6" style:font-name="JetBrains Mono" fo:font-size="9.80000019073486pt"/>
    </style:style>
    <style:style style:name="P34" style:family="paragraph" style:parent-style-name="HTML_20_стандартен">
      <style:paragraph-properties fo:background-color="#2b2b2b">
        <style:background-image/>
      </style:paragraph-properties>
    </style:style>
    <style:style style:name="P35" style:family="paragraph" style:parent-style-name="HTML_20_стандартен">
      <style:paragraph-properties fo:background-color="#2b2b2b">
        <style:background-image/>
      </style:paragraph-properties>
      <style:text-properties fo:language="en" fo:country="US"/>
    </style:style>
    <style:style style:name="P36" style:family="paragraph" style:parent-style-name="HTML_20_стандартен">
      <style:paragraph-properties fo:background-color="#2b2b2b">
        <style:background-image/>
      </style:paragraph-properties>
      <style:text-properties fo:color="#ffd320"/>
    </style:style>
    <style:style style:name="P37" style:family="paragraph" style:parent-style-name="HTML_20_стандартен">
      <style:paragraph-properties fo:background-color="#2b2b2b">
        <style:background-image/>
      </style:paragraph-properties>
      <style:text-properties fo:color="#ffd320" fo:language="en" fo:country="US"/>
    </style:style>
    <style:style style:name="P38" style:family="paragraph" style:parent-style-name="HTML_20_стандартен">
      <style:paragraph-properties fo:background-color="#2b2b2b">
        <style:background-image/>
      </style:paragraph-properties>
      <style:text-properties fo:color="#000099" style:font-name="Roboto" fo:font-size="14pt" fo:language="en" fo:country="US" fo:font-weight="bold" style:font-size-asian="14pt" style:font-weight-asian="bold" style:font-size-complex="14pt" style:font-weight-complex="bold"/>
    </style:style>
    <style:style style:name="P39" style:family="paragraph" style:parent-style-name="HTML_20_стандартен">
      <style:paragraph-properties fo:background-color="#2b2b2b">
        <style:background-image/>
      </style:paragraph-properties>
      <style:text-properties fo:color="#a9b7c6"/>
    </style:style>
    <style:style style:name="P40" style:family="paragraph" style:parent-style-name="HTML_20_стандартен">
      <style:paragraph-properties fo:background-color="#2b2b2b">
        <style:background-image/>
      </style:paragraph-properties>
      <style:text-properties fo:color="#a9b7c6" fo:language="en" fo:country="US"/>
    </style:style>
    <style:style style:name="P41" style:family="paragraph" style:parent-style-name="HTML_20_стандартен">
      <style:paragraph-properties fo:background-color="#2b2b2b">
        <style:background-image/>
      </style:paragraph-properties>
      <style:text-properties fo:color="#00cc00" fo:language="en" fo:country="US"/>
    </style:style>
    <style:style style:name="P42" style:family="paragraph" style:parent-style-name="HTML_20_стандартен">
      <style:paragraph-properties fo:background-color="#2b2b2b">
        <style:background-image/>
      </style:paragraph-properties>
      <style:text-properties fo:font-variant="normal" fo:text-transform="none" fo:color="#ffd320" style:font-name="JetBrains Mono" fo:font-size="12pt" fo:letter-spacing="normal" fo:language="en" fo:country="US" fo:font-style="normal" fo:font-weight="normal" style:font-size-asian="12pt" style:font-weight-asian="normal" style:font-size-complex="12pt" style:font-weight-complex="normal"/>
    </style:style>
    <style:style style:name="P43" style:family="paragraph" style:parent-style-name="Preformatted_20_Text">
      <style:text-properties fo:color="#cc7832" style:font-name="JetBrains Mono" fo:font-size="9.80000019073486pt" fo:language="en" fo:country="US" fo:font-weight="bold" style:font-size-asian="14pt" style:font-weight-asian="bold" style:font-size-complex="14pt" style:font-weight-complex="bold"/>
    </style:style>
    <style:style style:name="P44" style:family="paragraph" style:parent-style-name="Preformatted_20_Text">
      <style:text-properties fo:color="#808080" style:font-name="JetBrains Mono" fo:font-size="9.80000019073486pt" fo:language="en" fo:country="US" fo:font-weight="bold" style:font-size-asian="14pt" style:font-weight-asian="bold" style:font-size-complex="14pt" style:font-weight-complex="bold"/>
    </style:style>
    <style:style style:name="P45" style:family="paragraph" style:parent-style-name="Standard" style:list-style-name="L1">
      <style:text-properties fo:color="#00cc33" fo:font-size="16pt" fo:language="en" fo:country="US" fo:font-weight="bold" style:font-size-asian="16pt" style:font-weight-asian="bold" style:font-size-complex="16pt" style:font-weight-complex="bold"/>
    </style:style>
    <style:style style:name="P46" style:family="paragraph" style:parent-style-name="Standard">
      <style:text-properties fo:color="#00cc33" style:font-name="JetBrains Mono" fo:font-size="16pt"/>
    </style:style>
    <style:style style:name="P47" style:family="paragraph" style:parent-style-name="Standard">
      <style:text-properties fo:color="#00cc33" style:font-name="JetBrains Mono" fo:font-size="16pt" fo:language="en" fo:country="US" fo:font-weight="bold" style:font-size-asian="16pt" style:font-weight-asian="bold" style:font-size-complex="16pt" style:font-weight-complex="bold"/>
    </style:style>
    <style:style style:name="P48" style:family="paragraph" style:parent-style-name="Standard" style:list-style-name="L1">
      <style:text-properties fo:color="#00cc33" style:font-name="JetBrains Mono" fo:font-size="16pt" fo:language="en" fo:country="US" fo:font-weight="bold" style:font-size-asian="16pt" style:font-weight-asian="bold" style:font-size-complex="16pt" style:font-weight-complex="bold"/>
    </style:style>
    <style:style style:name="P49" style:family="paragraph" style:parent-style-name="Standard">
      <style:text-properties fo:color="#000099" style:font-name="JetBrains Mono" fo:font-size="10pt" fo:language="en" fo:country="US" fo:font-weight="bold" style:font-size-asian="10pt" style:font-weight-asian="bold" style:font-size-complex="10pt" style:font-weight-complex="bold"/>
    </style:style>
    <style:style style:name="P50" style:family="paragraph" style:parent-style-name="Standard" style:list-style-name="L4">
      <style:text-properties fo:color="#000099"/>
    </style:style>
    <style:style style:name="P51" style:family="paragraph" style:parent-style-name="Standard" style:list-style-name="L2">
      <style:text-properties fo:color="#333333" fo:font-size="14pt" fo:language="en" fo:country="US" fo:font-weight="bold" style:font-size-asian="14pt" style:font-weight-asian="bold" style:font-size-complex="14pt" style:font-weight-complex="bold"/>
    </style:style>
    <style:style style:name="P52" style:family="paragraph" style:parent-style-name="Standard" style:list-style-name="L3">
      <style:text-properties fo:font-variant="normal" fo:text-transform="none" fo:color="#00cc00" style:font-name="JetBrains Mono" fo:font-size="14pt" fo:letter-spacing="normal" fo:language="en" fo:country="US" fo:font-style="normal" fo:font-weight="bold" style:font-size-asian="14pt" style:font-weight-asian="bold" style:font-size-complex="14pt" style:font-weight-complex="bold"/>
    </style:style>
    <style:style style:name="P53" style:family="paragraph" style:parent-style-name="Standard">
      <style:text-properties fo:font-variant="normal" fo:text-transform="none" fo:color="#000099" style:font-name="Roboto" fo:font-size="11pt" fo:letter-spacing="normal" fo:language="en" fo:country="US" fo:font-style="normal" fo:font-weight="normal" style:font-size-asian="11pt" style:font-weight-asian="bold" style:font-size-complex="11pt" style:font-weight-complex="bold"/>
    </style:style>
    <style:style style:name="P54" style:family="paragraph" style:parent-style-name="Standard" style:list-style-name="L4"/>
    <style:style style:name="P55" style:family="paragraph" style:parent-style-name="Standard">
      <style:text-properties fo:font-size="11pt" style:font-size-asian="11pt" style:font-size-complex="11pt"/>
    </style:style>
    <style:style style:name="P56" style:family="paragraph" style:parent-style-name="Preformatted_20_Text" style:list-style-name="L1"/>
    <style:style style:name="P57" style:family="paragraph" style:parent-style-name="Preformatted_20_Text" style:list-style-name="L1">
      <style:text-properties fo:color="#a9b7c6" style:font-name="JetBrains Mono" fo:font-size="10pt" style:font-size-asian="10pt" style:font-size-complex="10pt"/>
    </style:style>
    <style:style style:name="P58" style:family="paragraph" style:parent-style-name="Preformatted_20_Text">
      <style:text-properties fo:color="#a9b7c6" style:font-name="JetBrains Mono" fo:font-size="9.80000019073486pt"/>
    </style:style>
    <style:style style:name="P59" style:family="paragraph" style:parent-style-name="Preformatted_20_Text">
      <style:text-properties fo:color="#808080" style:font-name="JetBrains Mono" fo:font-size="9.80000019073486pt"/>
    </style:style>
    <style:style style:name="P60" style:family="paragraph" style:parent-style-name="Preformatted_20_Text">
      <style:paragraph-properties fo:margin-top="0in" fo:margin-bottom="0.1965in" fo:background-color="#2b2b2b">
        <style:background-image/>
      </style:paragraph-properties>
      <style:text-properties fo:color="#a9b7c6" style:font-name="JetBrains Mono" fo:font-size="9.80000019073486pt"/>
    </style:style>
    <style:style style:name="P61" style:family="paragraph" style:parent-style-name="Preformatted_20_Text">
      <style:paragraph-properties fo:margin-top="0in" fo:margin-bottom="0.1965in" fo:background-color="#2b2b2b">
        <style:background-image/>
      </style:paragraph-properties>
      <style:text-properties fo:color="#a9b7c6" style:font-name="JetBrains Mono" fo:font-size="9.80000019073486pt" fo:language="en" fo:country="US"/>
    </style:style>
    <style:style style:name="P62" style:family="paragraph" style:parent-style-name="Preformatted_20_Text">
      <style:paragraph-properties fo:background-color="#2b2b2b">
        <style:background-image/>
      </style:paragraph-properties>
      <style:text-properties fo:color="#a9b7c6"/>
    </style:style>
    <style:style style:name="P63" style:family="paragraph" style:parent-style-name="Preformatted_20_Text">
      <style:paragraph-properties fo:background-color="#2b2b2b">
        <style:background-image/>
      </style:paragraph-properties>
      <style:text-properties fo:color="#a9b7c6" style:font-name="JetBrains Mono" fo:font-size="9.80000019073486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size-asian="16pt" style:font-weight-asian="bold" style:font-size-complex="16pt" style:font-weight-complex="bold"/>
    </style:style>
    <style:style style:name="T3" style:family="text">
      <style:text-properties fo:color="#00cc33" fo:font-size="22pt" fo:language="en" fo:country="US" fo:font-weight="bold" style:font-size-asian="22pt" style:font-weight-asian="bold" style:font-size-complex="22pt" style:font-weight-complex="bold"/>
    </style:style>
    <style:style style:name="T4" style:family="text">
      <style:text-properties fo:color="#00cc33" fo:font-size="16pt" fo:language="en" fo:country="US" fo:font-weight="bold" style:font-size-asian="16pt" style:font-weight-asian="bold" style:font-size-complex="16pt" style:font-weight-complex="bold"/>
    </style:style>
    <style:style style:name="T5" style:family="text">
      <style:text-properties fo:color="#333333" fo:language="en" fo:country="US" fo:font-weight="bold" style:font-weight-asian="bold" style:font-weight-complex="bold"/>
    </style:style>
    <style:style style:name="T6" style:family="text">
      <style:text-properties fo:color="#000099" fo:language="en" fo:country="US" fo:font-weight="bold" style:font-weight-asian="bold" style:font-weight-complex="bold"/>
    </style:style>
    <style:style style:name="T7" style:family="text">
      <style:text-properties fo:color="#000099" fo:font-size="14pt" fo:language="en" fo:country="US" fo:font-weight="bold" style:font-size-asian="14pt" style:font-weight-asian="bold" style:font-size-complex="14pt" style:font-weight-complex="bold"/>
    </style:style>
    <style:style style:name="T8" style:family="text">
      <style:text-properties fo:color="#000099" style:font-name="JetBrains Mono" fo:font-size="10pt" style:font-size-asian="10pt" style:font-size-complex="10pt"/>
    </style:style>
    <style:style style:name="T9" style:family="text">
      <style:text-properties fo:color="#000099" style:font-name="JetBrains Mono" fo:font-size="14pt" fo:language="en" fo:country="US" fo:font-weight="bold" style:font-size-asian="14pt" style:font-weight-asian="bold" style:font-size-complex="14pt" style:font-weight-complex="bold"/>
    </style:style>
    <style:style style:name="T10" style:family="text">
      <style:text-properties fo:color="#ff0000"/>
    </style:style>
    <style:style style:name="T11" style:family="text">
      <style:text-properties fo:color="#ff0000" fo:language="en" fo:country="US" fo:font-weight="bold" style:font-weight-asian="bold" style:font-weight-complex="bold"/>
    </style:style>
    <style:style style:name="T12" style:family="text">
      <style:text-properties fo:color="#ff0000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3" style:family="text">
      <style:text-properties fo:color="#cc7832"/>
    </style:style>
    <style:style style:name="T14" style:family="text">
      <style:text-properties fo:color="#cc7832" style:font-name="JetBrains Mono" fo:font-size="9.80000019073486pt"/>
    </style:style>
    <style:style style:name="T15" style:family="text">
      <style:text-properties fo:color="#cc7832" style:font-name="JetBrains Mono" fo:font-size="10pt" fo:language="en" fo:country="US" fo:font-weight="bold" style:font-size-asian="10pt" style:font-weight-asian="bold" style:font-size-complex="10pt" style:font-weight-complex="bold"/>
    </style:style>
    <style:style style:name="T16" style:family="text">
      <style:text-properties fo:color="#cc7832" fo:language="en" fo:country="US"/>
    </style:style>
    <style:style style:name="T17" style:family="text">
      <style:text-properties fo:color="#cc7832" fo:language="en" fo:country="US" fo:font-weight="bold" style:font-weight-asian="bold" style:font-weight-complex="bold"/>
    </style:style>
    <style:style style:name="T18" style:family="text">
      <style:text-properties fo:color="#9876aa"/>
    </style:style>
    <style:style style:name="T19" style:family="text">
      <style:text-properties fo:color="#9876aa" style:font-name="JetBrains Mono" fo:font-size="9.80000019073486pt"/>
    </style:style>
    <style:style style:name="T20" style:family="text">
      <style:text-properties fo:color="#ffc66d"/>
    </style:style>
    <style:style style:name="T21" style:family="text">
      <style:text-properties style:font-name="JetBrains Mono"/>
    </style:style>
    <style:style style:name="T22" style:family="text">
      <style:text-properties style:font-name="JetBrains Mono" fo:font-size="9.80000019073486pt"/>
    </style:style>
    <style:style style:name="T23" style:family="text">
      <style:text-properties style:font-name="JetBrains Mono" fo:font-size="12pt" fo:font-weight="normal" style:font-size-asian="12pt" style:font-weight-asian="normal" style:font-size-complex="12pt" style:font-weight-complex="normal"/>
    </style:style>
    <style:style style:name="T24" style:family="text">
      <style:text-properties style:font-name="JetBrains Mono" fo:font-size="12pt" fo:font-style="italic" style:font-size-asian="12pt" style:font-style-asian="italic" style:font-size-complex="12pt" style:font-style-complex="italic"/>
    </style:style>
    <style:style style:name="T25" style:family="text">
      <style:text-properties style:font-name="JetBrains Mono" fo:font-size="12pt" style:font-size-asian="12pt" style:font-size-complex="12pt"/>
    </style:style>
    <style:style style:name="T26" style:family="text">
      <style:text-properties fo:color="#66ff00"/>
    </style:style>
    <style:style style:name="T27" style:family="text">
      <style:text-properties fo:color="#b389c5" style:font-name="JetBrains Mono" fo:font-size="10pt" fo:language="en" fo:country="US" fo:font-weight="bold" style:font-size-asian="10pt" style:font-weight-asian="bold" style:font-size-complex="10pt" style:font-weight-complex="bold"/>
    </style:style>
    <style:style style:name="T28" style:family="text">
      <style:text-properties fo:color="#6a8759"/>
    </style:style>
    <style:style style:name="T29" style:family="text">
      <style:text-properties fo:color="#6a8759" fo:language="en" fo:country="US"/>
    </style:style>
    <style:style style:name="T30" style:family="text">
      <style:text-properties fo:color="#6a8759" style:font-name="JetBrains Mono" fo:font-size="10pt" fo:language="en" fo:country="US" fo:font-weight="bold" style:font-size-asian="10pt" style:font-weight-asian="bold" style:font-size-complex="10pt" style:font-weight-complex="bold"/>
    </style:style>
    <style:style style:name="T31" style:family="text">
      <style:text-properties fo:color="#6a8759" style:font-name="JetBrains Mono" fo:font-size="9.80000019073486pt"/>
    </style:style>
    <style:style style:name="T32" style:family="text">
      <style:text-properties fo:color="#808080"/>
    </style:style>
    <style:style style:name="T33" style:family="text">
      <style:text-properties fo:color="#808080" style:font-name="JetBrains Mono" fo:font-size="9.80000019073486pt"/>
    </style:style>
    <style:style style:name="T34" style:family="text">
      <style:text-properties fo:color="#808080" fo:language="en" fo:country="US"/>
    </style:style>
    <style:style style:name="T35" style:family="text">
      <style:text-properties fo:color="#bbb529"/>
    </style:style>
    <style:style style:name="T36" style:family="text">
      <style:text-properties fo:color="#bbb529" style:font-name="JetBrains Mono" fo:font-size="9.80000019073486pt" fo:language="en" fo:country="US" fo:font-weight="bold" style:font-size-asian="14pt" style:font-weight-asian="bold" style:font-size-complex="14pt" style:font-weight-complex="bold"/>
    </style:style>
    <style:style style:name="T37" style:family="text">
      <style:text-properties fo:color="#bbb529" fo:font-size="9.80000019073486pt" fo:font-weight="bold" style:font-weight-asian="bold" style:font-weight-complex="bold"/>
    </style:style>
    <style:style style:name="T38" style:family="text">
      <style:text-properties fo:font-variant="normal" fo:text-transform="none" fo:color="#000099" style:font-name="Roboto" fo:font-size="14pt" fo:letter-spacing="normal" fo:language="en" fo:country="US" fo:font-style="normal" fo:font-weight="bold" style:font-size-asian="14pt" style:font-weight-asian="bold" style:font-size-complex="14pt" style:font-weight-complex="bold"/>
    </style:style>
    <style:style style:name="T39" style:family="text">
      <style:text-properties fo:font-variant="normal" fo:text-transform="none" fo:color="#000099" style:font-name="Roboto" fo:font-size="14pt" fo:letter-spacing="normal" fo:language="en" fo:country="US" fo:font-style="normal" fo:font-weight="normal" style:font-size-asian="14pt" style:font-weight-asian="bold" style:font-size-complex="14pt" style:font-weight-complex="bold"/>
    </style:style>
    <style:style style:name="T40" style:family="text">
      <style:text-properties fo:font-variant="normal" fo:text-transform="none" fo:color="#000099" style:font-name="Roboto" fo:font-size="12pt" fo:letter-spacing="normal" fo:language="en" fo:country="US" fo:font-style="normal" fo:font-weight="normal" style:font-size-asian="12pt" style:font-weight-asian="bold" style:font-size-complex="12pt" style:font-weight-complex="bold"/>
    </style:style>
    <style:style style:name="T41" style:family="text">
      <style:text-properties fo:font-variant="normal" fo:text-transform="none" fo:color="#000099" style:font-name="Roboto" fo:font-size="12pt" fo:letter-spacing="normal" fo:language="bg" fo:country="BG" fo:font-style="normal" fo:font-weight="normal" style:font-size-asian="12pt" style:font-weight-asian="bold" style:font-size-complex="12pt" style:font-weight-complex="bold"/>
    </style:style>
    <style:style style:name="T42" style:family="text">
      <style:text-properties fo:font-variant="normal" fo:text-transform="none" fo:color="#000099" style:font-name="Roboto" fo:font-size="13pt" fo:letter-spacing="normal" fo:language="en" fo:country="US" fo:font-style="normal" fo:font-weight="normal" style:font-size-asian="13pt" style:font-weight-asian="bold" style:font-size-complex="13pt" style:font-weight-complex="bold"/>
    </style:style>
    <style:style style:name="T43" style:family="text">
      <style:text-properties fo:font-variant="normal" fo:text-transform="none" fo:color="#000099" style:font-name="Roboto" fo:font-size="13pt" fo:letter-spacing="normal" fo:language="en" fo:country="US" fo:font-style="normal" fo:font-weight="bold" style:font-size-asian="13pt" style:font-weight-asian="bold" style:font-size-complex="13pt" style:font-weight-complex="bold"/>
    </style:style>
    <style:style style:name="T44" style:family="text">
      <style:text-properties fo:font-variant="normal" fo:text-transform="none" fo:color="#000099" style:font-name="Roboto" fo:letter-spacing="normal" fo:language="en" fo:country="US" fo:font-style="normal" fo:font-weight="normal" style:font-weight-asian="bold" style:font-weight-complex="bold"/>
    </style:style>
    <style:style style:name="T45" style:family="text">
      <style:text-properties fo:font-variant="normal" fo:text-transform="none" fo:color="#000099" style:font-name="Roboto" fo:letter-spacing="normal" fo:language="en" fo:country="US" fo:font-style="normal" fo:font-weight="normal" style:font-weight-asian="normal" style:font-weight-complex="normal"/>
    </style:style>
    <style:style style:name="T46" style:family="text">
      <style:text-properties fo:font-variant="normal" fo:text-transform="none" fo:color="#000099" style:font-name="Roboto" fo:letter-spacing="normal" fo:language="en" fo:country="US" fo:font-style="normal" fo:font-weight="bold" style:font-weight-asian="bold" style:font-weight-complex="bold"/>
    </style:style>
    <style:style style:name="T47" style:family="text">
      <style:text-properties fo:font-variant="normal" fo:text-transform="none" fo:color="#000099" style:font-name="Roboto" fo:letter-spacing="normal" fo:language="en" fo:country="US" fo:font-style="italic" fo:font-weight="normal" style:font-style-asian="italic" style:font-weight-asian="normal" style:font-style-complex="italic" style:font-weight-complex="normal"/>
    </style:style>
    <style:style style:name="T48" style:family="text">
      <style:text-properties fo:font-variant="normal" fo:text-transform="none" fo:color="#66cc00" style:font-name="Roboto" fo:font-size="13pt" fo:letter-spacing="normal" fo:language="en" fo:country="US" fo:font-style="normal" fo:font-weight="bold" style:font-size-asian="13pt" style:font-weight-asian="bold" style:font-size-complex="13pt" style:font-weight-complex="bold"/>
    </style:style>
    <style:style style:name="T49" style:family="text">
      <style:text-properties fo:font-variant="normal" fo:text-transform="none" fo:color="#ff0000" style:font-name="Roboto" fo:font-size="13pt" fo:letter-spacing="normal" fo:language="en" fo:country="US" fo:font-style="normal" fo:font-weight="normal" style:font-size-asian="13pt" style:font-weight-asian="bold" style:font-size-complex="13pt" style:font-weight-complex="bold"/>
    </style:style>
    <style:style style:name="T50" style:family="text">
      <style:text-properties fo:font-variant="normal" fo:text-transform="none" fo:color="#ff0000" style:font-name="Roboto" fo:letter-spacing="normal" fo:language="en" fo:country="US" fo:font-style="normal" fo:font-weight="normal" style:font-weight-asian="bold" style:font-weight-complex="bold"/>
    </style:style>
    <style:style style:name="T51" style:family="text">
      <style:text-properties fo:font-variant="normal" fo:text-transform="none" fo:color="#ff0000" style:font-name="JetBrains Mono" fo:font-size="9.80000019073486pt" fo:letter-spacing="normal" fo:language="en" fo:country="US" fo:font-style="normal" fo:font-weight="normal" style:font-size-asian="12pt" style:font-weight-asian="bold" style:font-size-complex="12pt" style:font-weight-complex="bold"/>
    </style:style>
    <style:style style:name="T52" style:family="text">
      <style:text-properties fo:font-variant="normal" fo:text-transform="none" fo:color="#00cc33" style:font-name="Roboto" fo:font-size="22pt" fo:letter-spacing="normal" fo:language="en" fo:country="US" fo:font-style="normal" fo:font-weight="bold" style:font-size-asian="22pt" style:font-weight-asian="bold" style:font-size-complex="22pt" style:font-weight-complex="bold"/>
    </style:style>
    <style:style style:name="T53" style:family="text">
      <style:text-properties fo:font-variant="normal" fo:text-transform="none" fo:color="#00cc33" style:font-name="Roboto" fo:font-size="16pt" fo:letter-spacing="normal" fo:language="en" fo:country="US" fo:font-style="normal" fo:font-weight="bold" style:font-size-asian="16pt" style:font-weight-asian="bold" style:font-size-complex="16pt" style:font-weight-complex="bold"/>
    </style:style>
    <style:style style:name="T54" style:family="text">
      <style:text-properties fo:font-variant="normal" fo:text-transform="none" fo:color="#00cc33" style:font-name="JetBrains Mono" fo:font-size="16pt" fo:letter-spacing="normal" fo:language="en" fo:country="US" fo:font-style="normal" fo:font-weight="bold" style:font-size-asian="16pt" style:font-weight-asian="bold" style:font-size-complex="16pt" style:font-weight-complex="bold"/>
    </style:style>
    <style:style style:name="T55" style:family="text">
      <style:text-properties fo:font-variant="normal" fo:text-transform="none" fo:color="#6666ff" style:font-name="Roboto" fo:letter-spacing="normal" fo:language="en" fo:country="US" fo:font-style="normal" fo:font-weight="normal" style:font-weight-asian="bold" style:font-weight-complex="bold"/>
    </style:style>
    <style:style style:name="T56" style:family="text">
      <style:text-properties fo:font-variant="normal" fo:text-transform="none" fo:color="#0000ff" style:font-name="Roboto" fo:letter-spacing="normal" fo:language="en" fo:country="US" fo:font-style="normal" fo:font-weight="normal" style:font-weight-asian="bold" style:font-weight-complex="bold"/>
    </style:style>
    <style:style style:name="T57" style:family="text">
      <style:text-properties fo:font-variant="normal" fo:text-transform="none" fo:color="#0000ff" style:font-name="Roboto" fo:letter-spacing="normal" fo:language="en" fo:country="US" fo:font-style="italic" fo:font-weight="normal" style:font-style-asian="italic" style:font-weight-asian="bold" style:font-style-complex="italic" style:font-weight-complex="bold"/>
    </style:style>
    <style:style style:name="T58" style:family="text">
      <style:text-properties fo:font-variant="normal" fo:text-transform="none" fo:color="#0000ff" style:font-name="Roboto" fo:font-size="13pt" fo:letter-spacing="normal" fo:language="en" fo:country="US" fo:font-style="normal" fo:font-weight="normal" style:font-size-asian="13pt" style:font-weight-asian="bold" style:font-size-complex="13pt" style:font-weight-complex="bold"/>
    </style:style>
    <style:style style:name="T59" style:family="text">
      <style:text-properties fo:font-variant="normal" fo:text-transform="none" fo:color="#006600" style:font-name="Roboto" fo:letter-spacing="normal" fo:language="en" fo:country="US" fo:font-style="normal" fo:font-weight="normal" style:font-weight-asian="normal" style:font-weight-complex="normal"/>
    </style:style>
    <style:style style:name="T60" style:family="text">
      <style:text-properties fo:font-variant="normal" fo:text-transform="none" fo:letter-spacing="normal" fo:language="en" fo:country="US" fo:font-style="normal" fo:font-weight="bold" style:font-weight-asian="bold" style:font-weight-complex="bold"/>
    </style:style>
    <style:style style:name="T61" style:family="text">
      <style:text-properties fo:font-variant="normal" fo:text-transform="none" style:font-name="JetBrains Mono" fo:letter-spacing="normal" fo:font-style="normal"/>
    </style:style>
    <style:style style:name="T62" style:family="text">
      <style:text-properties fo:font-variant="normal" fo:text-transform="none" style:font-name="JetBrains Mono" fo:letter-spacing="normal" fo:font-style="normal" fo:font-weight="normal" style:font-weight-asian="normal" style:font-weight-complex="normal"/>
    </style:style>
    <style:style style:name="T63" style:family="text">
      <style:text-properties fo:font-variant="normal" fo:text-transform="none" style:font-name="JetBrains Mono" fo:font-size="12pt" fo:letter-spacing="normal" fo:font-style="normal" fo:font-weight="normal" style:font-size-asian="12pt" style:font-weight-asian="normal" style:font-size-complex="12pt" style:font-weight-complex="normal"/>
    </style:style>
    <style:style style:name="T64" style:family="text">
      <style:text-properties fo:font-variant="normal" fo:text-transform="none" style:font-name="JetBrains Mono" fo:font-size="12pt" fo:letter-spacing="normal" fo:font-style="normal" style:font-size-asian="12pt" style:font-size-complex="12pt"/>
    </style:style>
    <style:style style:name="T65" style:family="text">
      <style:text-properties fo:font-variant="normal" fo:text-transform="none" style:font-name="JetBrains Mono" fo:font-size="12pt" fo:letter-spacing="norma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66" style:family="text">
      <style:text-properties fo:font-variant="normal" fo:text-transform="none" fo:color="#ff3333" style:font-name="JetBrains Mono" fo:font-size="12pt" fo:letter-spacing="normal" fo:font-style="normal" style:font-size-asian="12pt" style:font-size-complex="12pt"/>
    </style:style>
    <style:style style:name="T67" style:family="text">
      <style:text-properties fo:font-variant="normal" fo:text-transform="none" fo:color="#333333" style:font-name="JetBrains Mono" fo:font-size="12pt" fo:letter-spacing="normal" fo:language="en" fo:country="US" fo:font-style="normal" fo:font-weight="normal" style:font-size-asian="12pt" style:font-weight-asian="normal" style:font-size-complex="12pt" style:font-weight-complex="normal"/>
    </style:style>
    <style:style style:name="T68" style:family="text">
      <style:text-properties fo:font-variant="normal" fo:text-transform="none" fo:color="#333333" style:font-name="JetBrains Mono" fo:font-size="12pt" fo:letter-spacing="normal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69" style:family="text">
      <style:text-properties fo:font-variant="normal" fo:text-transform="none" fo:color="#333333" style:font-name="JetBrains Mono" fo:font-size="12pt" fo:letter-spacing="normal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70" style:family="text">
      <style:text-properties fo:font-variant="normal" fo:text-transform="none" fo:color="#333333" style:font-name="JetBrains Mono" fo:font-size="14pt" fo:letter-spacing="normal" fo:language="en" fo:country="US" fo:font-style="normal" fo:font-weight="bold" style:font-size-asian="14pt" style:font-weight-asian="bold" style:font-size-complex="14pt" style:font-weight-complex="bold"/>
    </style:style>
    <style:style style:name="T71" style:family="text">
      <style:text-properties fo:font-variant="normal" fo:text-transform="none" fo:color="#333333" style:font-name="inter-regular" fo:font-size="12pt" fo:letter-spacing="normal" fo:font-style="normal" fo:font-weight="normal" style:font-weight-asian="normal" style:font-weight-complex="normal"/>
    </style:style>
    <style:style style:name="T72" style:family="text">
      <style:text-properties fo:font-variant="normal" fo:text-transform="none" fo:color="#333333" style:font-name="inter-regular" fo:font-size="12pt" fo:letter-spacing="normal" fo:font-style="normal" fo:font-weight="bold" style:font-weight-asian="bold" style:font-weight-complex="bold"/>
    </style:style>
    <style:style style:name="T73" style:family="text">
      <style:text-properties fo:font-variant="normal" fo:text-transform="none" fo:color="#333333" style:font-name="inter-regular" fo:font-size="12pt" fo:letter-spacing="normal" fo:font-style="italic" fo:font-weight="bold" style:font-style-asian="italic" style:font-weight-asian="bold" style:font-style-complex="italic" style:font-weight-complex="bold"/>
    </style:style>
    <style:style style:name="T74" style:family="text">
      <style:text-properties fo:font-variant="normal" fo:text-transform="none" fo:color="#660033" style:font-name="sans-serif" fo:font-size="10.5pt" fo:letter-spacing="normal" fo:font-style="normal" fo:font-weight="normal" style:font-size-asian="12pt" style:font-style-asian="italic" style:font-weight-asian="normal" style:font-size-complex="12pt" style:font-style-complex="italic" style:font-weight-complex="normal"/>
    </style:style>
    <style:style style:name="T75" style:family="text">
      <style:text-properties fo:font-variant="normal" fo:text-transform="none" fo:color="#660033" style:font-name="sans-serif" fo:font-size="10.5pt" fo:letter-spacing="normal" fo:font-style="normal" fo:font-weight="bold" style:font-size-asian="12pt" style:font-style-asian="italic" style:font-weight-asian="bold" style:font-size-complex="12pt" style:font-style-complex="italic" style:font-weight-complex="bold"/>
    </style:style>
    <style:style style:name="T76" style:family="text">
      <style:text-properties fo:font-variant="normal" fo:text-transform="none" fo:color="#660033" style:font-name="JetBrains Mono" fo:font-size="12pt" fo:letter-spacing="norma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77" style:family="text">
      <style:text-properties fo:font-variant="normal" fo:text-transform="none" fo:color="#660033" style:font-name="JetBrains Mono" fo:font-size="12pt" fo:letter-spacing="normal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78" style:family="text">
      <style:text-properties fo:font-variant="normal" fo:text-transform="none" fo:color="#660033" style:font-name="JetBrains Mono" fo:font-size="12pt" fo:letter-spacing="normal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79" style:family="text">
      <style:text-properties fo:font-variant="normal" fo:text-transform="none" fo:color="#660033" style:text-line-through-style="none" style:font-name="sans-serif" fo:font-size="10.5pt" fo:letter-spacing="normal" fo:language="en" fo:country="US" fo:font-style="normal" style:text-underline-style="none" fo:font-weight="normal" style:text-blinking="false" fo:background-color="#ffffff" style:font-size-asian="12pt" style:font-style-asian="italic" style:font-weight-asian="normal" style:font-size-complex="12pt" style:font-style-complex="italic" style:font-weight-complex="normal"/>
    </style:style>
    <style:style style:name="T80" style:family="text">
      <style:text-properties fo:font-variant="normal" fo:text-transform="none" fo:color="#00cc00" style:font-name="JetBrains Mono" fo:font-size="12pt" fo:letter-spacing="normal" fo:font-style="normal" style:font-size-asian="12pt" style:font-size-complex="12pt"/>
    </style:style>
    <style:style style:name="T81" style:family="text">
      <style:text-properties fo:font-variant="normal" fo:text-transform="none" fo:color="#00cc00" style:font-name="JetBrains Mono" fo:font-size="12pt" fo:letter-spacing="normal" fo:font-style="normal" fo:font-weight="normal" style:font-size-asian="12pt" style:font-weight-asian="normal" style:font-size-complex="12pt" style:font-weight-complex="normal"/>
    </style:style>
    <style:style style:name="T82" style:family="text">
      <style:text-properties fo:font-variant="normal" fo:text-transform="none" fo:color="#000000" style:font-name="Roboto" fo:font-size="13pt" fo:letter-spacing="normal" fo:language="en" fo:country="US" fo:font-style="normal" fo:font-weight="normal" style:font-size-asian="13pt" style:font-weight-asian="bold" style:font-size-complex="13pt" style:font-weight-complex="bold"/>
    </style:style>
    <style:style style:name="T83" style:family="text">
      <style:text-properties fo:font-variant="normal" fo:text-transform="none" fo:color="#000000" style:font-name="Roboto" fo:font-size="13pt" fo:letter-spacing="normal" fo:language="en" fo:country="US" fo:font-style="normal" fo:font-weight="bold" style:font-size-asian="13pt" style:font-weight-asian="bold" style:font-size-complex="13pt" style:font-weight-complex="bold"/>
    </style:style>
    <style:style style:name="T84" style:family="text">
      <style:text-properties fo:font-variant="normal" fo:text-transform="none" fo:color="#000000" style:font-name="Roboto" fo:font-size="12pt" fo:letter-spacing="normal" fo:language="en" fo:country="US" fo:font-style="normal" fo:font-weight="normal" style:font-size-asian="12pt" style:font-weight-asian="bold" style:font-size-complex="12pt" style:font-weight-complex="bold"/>
    </style:style>
    <style:style style:name="T85" style:family="text">
      <style:text-properties fo:font-variant="normal" fo:text-transform="none" fo:color="#000000" style:font-name="Roboto" fo:font-size="12pt" fo:letter-spacing="normal" fo:language="en" fo:country="US" fo:font-style="normal" fo:font-weight="bold" style:font-size-asian="12pt" style:font-weight-asian="bold" style:font-size-complex="12pt" style:font-weight-complex="bold"/>
    </style:style>
    <style:style style:name="T86" style:family="text">
      <style:text-properties fo:font-variant="normal" fo:text-transform="none" style:font-name="Roboto" fo:font-size="13pt" fo:letter-spacing="normal" fo:language="en" fo:country="US" fo:font-style="normal" fo:font-weight="normal" style:font-size-asian="13pt" style:font-weight-asian="bold" style:font-size-complex="13pt" style:font-weight-complex="bold"/>
    </style:style>
    <style:style style:name="T87" style:family="text">
      <style:text-properties fo:font-variant="normal" fo:text-transform="none" fo:color="#bbb529" style:font-name="Roboto" fo:font-size="12pt" fo:letter-spacing="normal" fo:language="bg" fo:country="BG" fo:font-style="normal" fo:font-weight="normal" style:font-size-asian="12pt" style:font-weight-asian="bold" style:font-size-complex="12pt" style:font-weight-complex="bold"/>
    </style:style>
    <style:style style:name="T88" style:family="text">
      <style:text-properties fo:font-variant="normal" fo:text-transform="none" fo:color="#bbb529" style:font-name="Roboto" fo:font-size="12pt" fo:letter-spacing="normal" fo:language="en" fo:country="US" fo:font-style="normal" fo:font-weight="normal" style:font-size-asian="12pt" style:font-weight-asian="bold" style:font-size-complex="12pt" style:font-weight-complex="bold"/>
    </style:style>
    <style:style style:name="T89" style:family="text">
      <style:text-properties fo:font-variant="normal" fo:text-transform="none" fo:color="#6a8759" style:font-name="Roboto" fo:font-size="12pt" fo:letter-spacing="normal" fo:language="bg" fo:country="BG" fo:font-style="normal" fo:font-weight="normal" style:font-size-asian="12pt" style:font-weight-asian="bold" style:font-size-complex="12pt" style:font-weight-complex="bold"/>
    </style:style>
    <style:style style:name="T90" style:family="text">
      <style:text-properties fo:font-variant="normal" fo:text-transform="none" fo:color="#6a8759" style:font-name="Roboto" fo:font-size="12pt" fo:letter-spacing="normal" fo:language="en" fo:country="US" fo:font-style="normal" fo:font-weight="normal" style:font-size-asian="12pt" style:font-weight-asian="bold" style:font-size-complex="12pt" style:font-weight-complex="bold"/>
    </style:style>
    <style:style style:name="T91" style:family="text">
      <style:text-properties fo:font-variant="normal" fo:text-transform="none" fo:color="#cc9900" style:font-name="Roboto" fo:font-size="13pt" fo:letter-spacing="normal" fo:language="en" fo:country="US" fo:font-style="normal" fo:font-weight="normal" style:font-size-asian="13pt" style:font-weight-asian="bold" style:font-size-complex="13pt" style:font-weight-complex="bold"/>
    </style:style>
    <style:style style:name="T92" style:family="text">
      <style:text-properties fo:font-variant="normal" fo:text-transform="none" fo:color="#0000cc" style:font-name="Roboto" fo:font-size="13pt" fo:letter-spacing="normal" fo:language="en" fo:country="US" fo:font-style="normal" fo:font-weight="normal" style:font-size-asian="13pt" style:font-weight-asian="bold" style:font-size-complex="13pt" style:font-weight-complex="bold"/>
    </style:style>
    <style:style style:name="T93" style:family="text">
      <style:text-properties fo:color="#0000ff" fo:font-size="13pt" fo:language="en" fo:country="US" fo:font-weight="normal" style:font-size-asian="13pt" style:font-weight-asian="normal" style:font-size-complex="13pt" style:font-weight-complex="normal"/>
    </style:style>
    <style:style style:name="T94" style:family="text">
      <style:text-properties fo:color="#0000ff" fo:font-size="16pt" fo:language="en" fo:country="US" fo:font-weight="bold" style:font-size-asian="16pt" style:font-weight-asian="bold" style:font-size-complex="16pt" style:font-weight-complex="bold"/>
    </style:style>
    <style:style style:name="T95" style:family="text">
      <style:text-properties fo:color="#00cc00"/>
    </style:style>
    <style:style style:name="T96" style:family="text">
      <style:text-properties fo:color="#ffd320"/>
    </style:style>
    <style:style style:name="T97" style:family="text">
      <style:text-properties fo:color="#a9b7c6"/>
    </style:style>
    <style:style style:name="T98" style:family="text">
      <style:text-properties fo:color="#a9b7c6" fo:language="en" fo:country="US"/>
    </style:style>
    <style:style style:name="T99" style:family="text">
      <style:text-properties fo:color="#a9b7c6" style:font-name="JetBrains Mono" fo:font-size="9.80000019073486pt"/>
    </style:style>
    <style:style style:name="T100" style:family="text">
      <style:text-properties fo:color="#ffccff"/>
    </style:style>
    <style:style style:name="T101" style:family="text">
      <style:text-properties fo:color="#ccffcc"/>
    </style:style>
    <style:style style:name="T102" style:family="text">
      <style:text-properties fo:color="#ccffcc" fo:language="en" fo:country="US"/>
    </style:style>
    <style:style style:name="T103" style:family="text">
      <style:text-properties fo:color="#ff33ff"/>
    </style:style>
    <style:style style:name="T104" style:family="text">
      <style:text-properties fo:color="#eeeeee"/>
    </style:style>
    <style:style style:name="T105" style:family="text">
      <style:text-properties fo:color="#eeeeee" fo:language="en" fo:country="US"/>
    </style:style>
    <style:style style:name="T106" style:family="text">
      <style:text-properties fo:color="#00ffff"/>
    </style:style>
    <style:style style:name="T107" style:family="text">
      <style:text-properties fo:color="#00ffff" fo:font-size="12pt" style:font-size-asian="12pt" style:font-size-complex="12pt"/>
    </style:style>
    <style:style style:name="T108" style:family="text">
      <style:text-properties fo:color="#00ffff" fo:font-size="12pt" fo:language="bg" fo:country="BG" style:font-size-asian="12pt" style:font-size-complex="12pt"/>
    </style:style>
    <style:style style:name="T109" style:family="text">
      <style:text-properties fo:color="#00ffff" fo:font-size="12pt" fo:language="en" fo:country="US" style:font-size-asian="12pt" style:font-size-complex="12pt"/>
    </style:style>
    <style:style style:name="T110" style:family="text">
      <style:text-properties fo:color="#d0d0ff"/>
    </style:style>
    <style:style style:name="T111" style:family="text">
      <style:text-properties fo:color="#000000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12" style:family="text">
      <style:text-properties fo:color="#000000" fo:font-size="14pt" fo:font-style="italic" style:font-size-asian="14pt" style:font-style-asian="italic" style:font-size-complex="14pt" style:font-style-complex="italic"/>
    </style:style>
    <style:style style:name="T113" style:family="text">
      <style:text-properties fo:color="#000000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14" style:family="text">
      <style:text-properties fo:color="#000000" fo:font-size="14pt" fo:language="en" fo:country="US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15" style:family="text">
      <style:text-properties fo:color="#000000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16" style:family="text">
      <style:text-properties fo:color="#000000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17" style:family="text">
      <style:text-properties fo:color="#cc9900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18" style:family="text">
      <style:text-properties fo:color="#cc9900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19" style:family="text">
      <style:text-properties fo:color="#cc9900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20" style:family="text">
      <style:text-properties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21" style:family="text">
      <style:text-properties fo:color="#ff0066"/>
    </style:style>
    <style:style style:name="T122" style:family="text">
      <style:text-properties fo:color="#00ccc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33"/></text:p>
      <text:p text:style-name="Standard"><text:span text:style-name="T1"><text:s text:c="50"/></text:span><text:span text:style-name="T3">Spring Boot </text:span></text:p>
      <text:p text:style-name="P7"/>
      <text:p text:style-name="Standard"><text:span text:style-name="T3"><text:s/>* </text:span><text:span text:style-name="T4">Spring inteview questions: </text:span><text:span text:style-name="T93">https://www.interviewbit.com/spring-interview-questions/#what-is-spring-mvc-framewo</text:span><text:span text:style-name="T94">rk</text:span></text:p>
      <text:p text:style-name="Standard"><text:span text:style-name="T3"><text:s/>* </text:span><text:span text:style-name="T4">Spring Microservices patterns:</text:span></text:p>
      <text:p text:style-name="Standard"><text:span text:style-name="T7"><text:s text:c="12"/>Server discovery</text:span><text:span text:style-name="T9">(eureka)</text:span><text:span text:style-name="T36">@EnableEurekaClient/Service,@LoadBalanced</text:span></text:p>
      <text:p text:style-name="P11"/>
      <text:p text:style-name="Standard"><text:span text:style-name="T38"><text:s text:c="11"/>Fault tolerance –</text:span><text:span text:style-name="T39"> </text:span><text:span text:style-name="T40">what tolerance our system have if some <text:s/>microservice is down. <text:s text:c="2"/></text:span></text:p>
      <text:p text:style-name="P12"/>
      <text:p text:style-name="Standard"><text:span text:style-name="T39"><text:s text:c="11"/></text:span><text:span text:style-name="T38">Resilience Patterns</text:span><text:span text:style-name="T39"> :</text:span></text:p>
      <text:list xml:id="list2929604939793985783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4"><text:span text:style-name="T39">Circuit Breaker </text:span></text:p>
                        </text:list-item>
                        <text:list-item>
                          <text:p text:style-name="P50"><text:span text:style-name="T86">Adding Dependenci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text:tab/><text:tab/>&lt;dependency&gt;</text:p>
      <text:p text:style-name="Standard"><text:tab/><text:tab/><text:tab/>&lt;groupId&gt;io.github.resilience4j&lt;/groupId&gt;</text:p>
      <text:p text:style-name="Standard"><text:tab/><text:tab/><text:tab/>&lt;artifactId&gt;resilience4j-spring-boot2&lt;/artifactId&gt;</text:p>
      <text:p text:style-name="Standard"><text:tab/><text:tab/>&lt;/dependency&gt;</text:p>
      <text:p text:style-name="Standard"><text:tab/><text:tab/>&lt;dependency&gt;</text:p>
      <text:p text:style-name="Standard"><text:tab/><text:tab/><text:tab/>&lt;groupId&gt;io.github.resilience4j&lt;/groupId&gt;</text:p>
      <text:p text:style-name="Standard"><text:tab/><text:tab/><text:tab/>&lt;artifactId&gt;resilience4j-circuitbreaker&lt;/artifactId&gt;</text:p>
      <text:p text:style-name="Standard"><text:tab/><text:tab/>&lt;/dependency&gt;</text:p>
      <text:p text:style-name="Standard"><text:tab/><text:tab/>&lt;dependency&gt;</text:p>
      <text:p text:style-name="Standard"><text:tab/><text:tab/><text:tab/>&lt;groupId&gt;io.github.resilience4j&lt;/groupId&gt;</text:p>
      <text:p text:style-name="Standard"><text:tab/><text:tab/><text:tab/>&lt;artifactId&gt;resilience4j-timelimiter&lt;/artifactId&gt;</text:p>
      <text:p text:style-name="Standard"><text:tab/><text:tab/>&lt;/dependency&gt;</text:p>
      <text:p text:style-name="Standard"><text:tab/><text:tab/>&lt;dependency&gt;</text:p>
      <text:p text:style-name="Standard"><text:tab/><text:tab/><text:tab/>&lt;groupId&gt;org.springframework.boot&lt;/groupId&gt;</text:p>
      <text:p text:style-name="Standard"><text:tab/><text:tab/><text:tab/>&lt;artifactId&gt;spring-boot-starter-aop&lt;/artifactId&gt;</text:p>
      <text:p text:style-name="Standard"><text:tab/><text:tab/>&lt;/dependency&gt;</text:p>
      <text:list xml:id="list34629350" text:continue-numbering="true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0"><text:span text:style-name="T86">Adding Annotation </text:span><text:span text:style-name="T91">@CircuitBreaker (in controlers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8"><text:span text:style-name="T41"/></text:p>
      <text:p text:style-name="P33"><text:span text:style-name="T35">@CircuitBreaker</text:span>(name = <text:span text:style-name="T28">"detailsForCustomerSupportApp"</text:span><text:span text:style-name="T13">,</text:span>fallbackMethod =<text:span text:style-name="T28">"myCustomerDetailsFallBack"</text:span>)</text:p>
      <text:p text:style-name="P31"><text:span text:style-name="T13">public </text:span>CustomerDetails <text:span text:style-name="T20">myCustomerDetails</text:span>(<text:span text:style-name="T35">@RequestBody </text:span>Customer customer) {</text:p>
      <text:p text:style-name="P59"><text:span text:style-name="T41"><text:s text:c="12"/></text:span><text:span text:style-name="T40">- <text:s text:c="2"/></text:span><text:span text:style-name="T41">Config Resilience4j Circuit Breaker </text:span><text:span text:style-name="T40">(in application.properties)</text:span></text:p>
      <text:p text:style-name="P33"><text:span text:style-name="T13">resilience4j.circuitbreaker.configs.default.registerHealthIndicator</text:span><text:span text:style-name="T32">= </text:span><text:span text:style-name="T28">true</text:span></text:p>
      <text:p text:style-name="P33"><text:span text:style-name="T13">resilience4j.circuitbreaker.instances.detailsForCustomerSupportApp.minimumNumberOfCalls</text:span><text:span text:style-name="T32">= </text:span><text:span text:style-name="T28">5</text:span></text:p>
      <text:p text:style-name="P33"><text:span text:style-name="T13">resilience4j.circuitbreaker.instances.detailsForCustomerSupportApp.failureRateThreshold</text:span><text:span text:style-name="T32">= </text:span><text:span text:style-name="T28">50</text:span></text:p>
      <text:p text:style-name="P33"><text:span text:style-name="T13">resilience4j.circuitbreaker.instances.detailsForCustomerSupportApp.waitDurationInOpenState</text:span><text:span text:style-name="T32">= </text:span><text:span text:style-name="T28">30000</text:span></text:p>
      <text:p text:style-name="P31"><text:span text:style-name="T13">resilience4j.circuitbreaker.instances.detailsForCustomerSupportApp.permittedNumberOfCallsInHalfOpenState</text:span><text:span text:style-name="T32">=</text:span><text:span text:style-name="T28">2</text:span></text:p>
      <text:p text:style-name="Standard"><text:span text:style-name="T82"><text:s/></text:span></text:p>
      <text:p text:style-name="Standard"><text:span text:style-name="T82"/></text:p>
      <text:p text:style-name="Standard"><text:span text:style-name="T82"/></text:p>
      <text:p text:style-name="Standard"><text:soft-page-break/><text:span text:style-name="T82"><text:s text:c="10"/></text:span><text:span text:style-name="T92">- Fallback mechanism </text:span><text:span text:style-name="T84">during our micro-service is off, we can use </text:span><text:span text:style-name="T85">Default</text:span><text:span text:style-name="T84"> </text:span><text:span text:style-name="T85">responce</text:span><text:span text:style-name="T84">, </text:span><text:span text:style-name="T85">other</text:span><text:span text:style-name="T84"> </text:span><text:span text:style-name="T85">DB</text:span><text:span text:style-name="T84">, or </text:span><text:span text:style-name="T85">Cache</text:span><text:span text:style-name="T84"> (</text:span><text:span text:style-name="T51">fallbackMethod ="myCustomerDetailsFallBack")</text:span><text:span text:style-name="T84">)</text:span></text:p>
      <text:p text:style-name="P31"/>
      <text:p text:style-name="P33"><text:span text:style-name="T35">@CircuitBreaker</text:span>(name = <text:span text:style-name="T28">"detailsForCustomerSupportApp"</text:span><text:span text:style-name="T13">,</text:span><text:span text:style-name="T10">fallbackMethod</text:span> =<text:span text:style-name="T28">"myCustomerDetailsFallBack"</text:span>)</text:p>
      <text:p text:style-name="P31"><text:span text:style-name="T13">public </text:span><text:span text:style-name="T122">CustomerDetails</text:span> <text:span text:style-name="T20">myCustomerDetails</text:span>(<text:span text:style-name="T35">@RequestBody </text:span><text:span text:style-name="T122">Customer</text:span> <text:span text:style-name="T122">customer</text:span>) {</text:p>
      <text:p text:style-name="P61"><text:span text:style-name="T10"/></text:p>
      <text:p text:style-name="P55"><text:span text:style-name="T92"><text:s text:c="10"/>- Implementing fallback method:</text:span><text:tab/></text:p>
      <text:p text:style-name="P55"><text:s text:c="4"/>private <text:span text:style-name="T122">CustomerDetails</text:span> <text:span text:style-name="T10">myCustomerDetailsFallBack</text:span>(<text:span text:style-name="T122">Customer</text:span> <text:span text:style-name="T122">customer</text:span>, Throwable t) {</text:p>
      <text:p text:style-name="P55"><text:tab/><text:tab/>Accounts accounts = accountsRepository.findByCustomerId(customer.getCustomerId());</text:p>
      <text:p text:style-name="P55"><text:tab/><text:tab/>List&lt;Loans&gt; loans = loansFeignClient.getLoansDetails(customer);</text:p>
      <text:p text:style-name="P55"><text:tab/><text:tab/>CustomerDetails customerDetails = new CustomerDetails();</text:p>
      <text:p text:style-name="P55"><text:tab/><text:tab/>customerDetails.setAccounts(accounts);</text:p>
      <text:p text:style-name="P55"><text:tab/><text:tab/>customerDetails.setLoans(loans);</text:p>
      <text:p text:style-name="P55"><text:tab/><text:tab/>return customerDetails;</text:p>
      <text:p text:style-name="P55"/>
      <text:p text:style-name="P55"><text:tab/>}</text:p>
      <text:p text:style-name="P53"><text:s text:c="13"/></text:p>
      <text:p text:style-name="Standard"><text:span text:style-name="T52"><text:s/>*</text:span><text:span text:style-name="T53"> <text:s/>Issues with micro-services:</text:span></text:p>
      <text:p text:style-name="P13"><text:s text:c="4"/></text:p>
      <text:p text:style-name="Standard"><text:span text:style-name="T42"><text:s text:c="16"/>- What happens of some of microservices </text:span><text:span text:style-name="T49">fail</text:span><text:span text:style-name="T42">: </text:span><text:span text:style-name="T48">Solution</text:span><text:span text:style-name="T42"> Need </text:span><text:span text:style-name="T43">more</text:span></text:p>
      <text:p text:style-name="P14"><text:s text:c="9"/>that one instance.</text:p>
      <text:p text:style-name="P8"/>
      <text:p text:style-name="P8"><text:span text:style-name="T44"><text:s text:c="14"/>- What if microservice is </text:span><text:span text:style-name="T50">slow</text:span><text:span text:style-name="T55">: <text:s/></text:span><text:span text:style-name="T56">All depending microservices are</text:span><text:span text:style-name="T50"> slow </text:span><text:span text:style-name="T56">too.</text:span></text:p>
      <text:p text:style-name="P8"><text:span text:style-name="T56"><text:s text:c="3"/>We also can have </text:span><text:span text:style-name="T50">multi treating</text:span><text:span text:style-name="T56"> issue with others(</text:span><text:span text:style-name="T57">non depending <text:s/>microservices</text:span><text:span text:style-name="T56">):</text:span></text:p>
      <text:p text:style-name="P17"><text:s text:c="3"/>We can reached maximum treads for slower microservice becoause they all </text:p>
      <text:p text:style-name="P17"><text:s text:c="3"/>waiting, and apache cant create new thread for the nomral microserice beacouse</text:p>
      <text:p text:style-name="Standard"><text:span text:style-name="T58"><text:s text:c="3"/>all threads are created and waiting. </text:span><text:span text:style-name="T48">Solution</text:span><text:span text:style-name="T42"> set timeout(not recommending) or <text:s/></text:span></text:p>
      <text:p text:style-name="Standard"><text:span text:style-name="T42"><text:s text:c="3"/>implementing </text:span><text:span text:style-name="T46">circuit breaker pattern( </text:span><text:span text:style-name="T45">de</text:span><text:span text:style-name="T47">tect something is wrong, temporary break the</text:span></text:p>
      <text:p text:style-name="Standard"><text:span text:style-name="T47"><text:s text:c="3"/>circuit and resume it back if everything work</text:span><text:span text:style-name="T46"> ). <text:s/></text:span><text:span text:style-name="T42"><text:s/></text:span><text:span text:style-name="T43">C</text:span><text:span text:style-name="T46">ircuit breaker</text:span><text:span text:style-name="T45"> </text:span><text:span text:style-name="T46">parameters: </text:span><text:span text:style-name="T45">Last n </text:span></text:p>
      <text:p text:style-name="P15"><text:s text:c="3"/>request, <text:s/>how many of those should be fail, time duration, how long after break to try</text:p>
      <text:p text:style-name="Standard"><text:span text:style-name="T45"><text:s text:c="3"/>again.</text:span><text:span text:style-name="T59"> What to send to customer when the micro-service is down?</text:span><text:span text:style-name="T45"> Need to use</text:span></text:p>
      <text:p text:style-name="Standard"><text:span text:style-name="T45"><text:s text:c="3"/></text:span><text:span text:style-name="T46">fallback</text:span><text:span text:style-name="T45">:save previous respond(cache) and use it when is possible.</text:span></text:p>
      <text:p text:style-name="P16"><text:s text:c="7"/></text:p>
      <text:p text:style-name="P16"><text:s text:c="3"/></text:p>
      <text:p text:style-name="P10"/>
      <text:p text:style-name="Standard"><text:span text:style-name="T3"><text:s text:c="2"/>* </text:span><text:span text:style-name="T4">Communication between Api in microservices:</text:span></text:p>
      <text:list xml:id="list3154576306211678962" text:style-name="L1">
        <text:list-item>
          <text:p text:style-name="P45"><text:s text:c="4"/>Rest Template: </text:p>
        </text:list-item>
        <text:list-item>
          <text:p text:style-name="P57"><text:span text:style-name="T6">RestTemplate restTemplate = </text:span><text:span text:style-name="T17">new </text:span><text:span text:style-name="T6">RestTemplate()</text:span><text:span text:style-name="T17">;</text:span></text:p>
        </text:list-item>
        <text:list-item>
          <text:p text:style-name="P56"><text:span text:style-name="T15">Movie movie = </text:span><text:span text:style-name="T27">restTemplate</text:span><text:span text:style-name="T15">.getForObject(</text:span><text:span text:style-name="T30">"http://localhost:8001/movie/"</text:span><text:span text:style-name="T15">+ r.getMovieId(), Movie.class);</text:span></text:p>
        </text:list-item>
        <text:list-item>
          <text:p text:style-name="P45"><text:s text:c="5"/>Web Client: <text:span text:style-name="T8">Reactive programming is needed.</text:span></text:p>
        </text:list-item>
      </text:list>
      <text:p text:style-name="P33">Movie movie = <text:span text:style-name="T18">webClientBuilder</text:span>.build()</text:p>
      <text:p text:style-name="P32"><text:s text:c="8"/><text:span text:style-name="T22">.get() </text:span><text:span text:style-name="T33">//HTTP Method (GET, Post...)</text:span></text:p>
      <text:p text:style-name="P32"><text:span text:style-name="T32"><text:s text:c="8"/></text:span><text:span text:style-name="T22">.uri(</text:span><text:span text:style-name="T31">"http://localhost:8001/movie/" </text:span><text:span text:style-name="T22">+ r.getMovieId())</text:span></text:p>
      <text:p text:style-name="P32"><text:s text:c="8"/><text:span text:style-name="T22">.retrieve()</text:span></text:p>
      <text:p text:style-name="P32"><text:s text:c="8"/><text:span text:style-name="T22">.bodyToMono(Movie.</text:span><text:span text:style-name="T14">class</text:span><text:span text:style-name="T22">) </text:span><text:span text:style-name="T33">//When data is come back convert it to Movie.class</text:span></text:p>
      <text:p text:style-name="P30"><text:span text:style-name="T32"><text:s text:c="8"/></text:span><text:span text:style-name="T22">.block()</text:span><text:span text:style-name="T14">;</text:span></text:p>
      <text:p text:style-name="P49"><text:soft-page-break/></text:p>
      <text:p text:style-name="P49"/>
      <text:p text:style-name="P49"/>
      <text:list xml:id="list34619811" text:continue-numbering="true" text:style-name="L1">
        <text:list-item>
          <text:p text:style-name="P48"><text:s text:c="4"/>Feign Client:</text:p>
        </text:list-item>
      </text:list>
      <text:p text:style-name="P46"><text:span text:style-name="T2"><text:s text:c="2"/></text:span><text:span text:style-name="T114">ADD</text:span><text:span text:style-name="T2"> </text:span><text:span text:style-name="T37">@EnableFeignClients </text:span><text:span text:style-name="T113"><text:s/></text:span></text:p>
      <text:p text:style-name="P46"><text:span text:style-name="T117"><text:s text:c="2"/></text:span><text:span text:style-name="T114">POM.XML</text:span></text:p>
      <text:p text:style-name="Standard"><text:s text:c="13"/>&lt;dependency&gt;</text:p>
      <text:p text:style-name="Standard"><text:tab/> <text:s text:c="6"/>&lt;groupId&gt;org.springframework.cloud&lt;/groupId&gt;</text:p>
      <text:p text:style-name="Standard"><text:tab/> <text:s text:c="7"/>&lt;artifactId&gt;spring-cloud-starter-openfeign&lt;/artifactId&gt;</text:p>
      <text:p text:style-name="Standard"><text:s text:c="15"/>&lt;/dependency&gt;</text:p>
      <text:p text:style-name="P46"><text:span text:style-name="T113"><text:s/></text:span><text:span text:style-name="T114"><text:s/>Create package/interface</text:span><text:span text:style-name="T113"> </text:span><text:span text:style-name="T115">similar to &lt;Jpa&gt;. In this scenario <text:s text:c="2"/></text:span><text:span text:style-name="T116">we invoke</text:span><text:span text:style-name="T115"> </text:span><text:span text:style-name="T116">Cards</text:span><text:span text:style-name="T115"> micro-service from </text:span><text:span text:style-name="T116">Accounts</text:span><text:span text:style-name="T115"> micro-service</text:span></text:p>
      <text:p text:style-name="P46"><text:span text:style-name="T115"><text:s text:c="3"/></text:span><text:span text:style-name="T119">@FeignClient</text:span><text:span text:style-name="T116">("cards")</text:span></text:p>
      <text:p text:style-name="P46"><text:span text:style-name="T115"><text:s text:c="3"/>public </text:span><text:span text:style-name="T120">interface</text:span><text:span text:style-name="T115"> CardsFeignClient {</text:span></text:p>
      <text:p text:style-name="P46"><text:span text:style-name="T115"/></text:p>
      <text:p text:style-name="P46"><text:span text:style-name="T115"><text:tab/>@</text:span><text:span text:style-name="T118">RequestMapping</text:span><text:span text:style-name="T115">(</text:span><text:span text:style-name="T120">method = RequestMethod.POST, </text:span><text:span text:style-name="T12">value = "myCards"</text:span><text:span text:style-name="T120">, consumes = "application/json")</text:span></text:p>
      <text:p text:style-name="P46"><text:span text:style-name="T115"><text:tab/>List&lt;Cards&gt; </text:span><text:span text:style-name="T120">getCardDetails</text:span><text:span text:style-name="T115">(</text:span><text:span text:style-name="T118">@RequestBody</text:span><text:span text:style-name="T115"> Customer customer);</text:span></text:p>
      <text:p text:style-name="P46"><text:span text:style-name="T115"/></text:p>
      <text:p text:style-name="P6"><text:span text:style-name="T111"><text:s/></text:span><text:span text:style-name="T112"><text:s/>Controller:</text:span></text:p>
      <text:p text:style-name="P33"><text:span text:style-name="T35">@PostMapping</text:span>(<text:span text:style-name="T28">"/myCustomerDetails"</text:span>)</text:p>
      <text:p text:style-name="P33"><text:span text:style-name="T13">public </text:span>CustomerDetails <text:span text:style-name="T20">myCustomerDetails</text:span>(<text:span text:style-name="T35">@RequestBody </text:span>Customer customer) {</text:p>
      <text:p text:style-name="P32"><text:s text:c="3"/><text:span text:style-name="T22">Accounts accounts = </text:span><text:span text:style-name="T19">accountsRepository</text:span><text:span text:style-name="T22">.findByCustomerId(customer.getCustomerId())</text:span><text:span text:style-name="T14">;</text:span></text:p>
      <text:p text:style-name="P32"><text:span text:style-name="T13"><text:s text:c="3"/></text:span><text:span text:style-name="T22">List&lt;Loans&gt; loans = </text:span><text:span text:style-name="T19">loansFeignClient</text:span><text:span text:style-name="T22">.getLoansDetails(customer)</text:span><text:span text:style-name="T14">;</text:span></text:p>
      <text:p text:style-name="P32"><text:span text:style-name="T13"><text:s text:c="3"/></text:span><text:span text:style-name="T22">List&lt;Cards&gt; cards = </text:span><text:span text:style-name="T19">cardsFeignClient</text:span><text:span text:style-name="T22">.getCardDetails(customer)</text:span><text:span text:style-name="T14">;</text:span></text:p>
      <text:p text:style-name="P32"><text:span text:style-name="T13"><text:s text:c="3"/></text:span><text:span text:style-name="T22">CustomerDetails customerDetails = </text:span><text:span text:style-name="T14">new </text:span><text:span text:style-name="T22">CustomerDetails()</text:span><text:span text:style-name="T14">;</text:span></text:p>
      <text:p text:style-name="P32"><text:span text:style-name="T13"><text:s text:c="3"/></text:span><text:span text:style-name="T22">customerDetails.setAccounts(accounts)</text:span><text:span text:style-name="T14">;</text:span></text:p>
      <text:p text:style-name="P32"><text:span text:style-name="T13"><text:s text:c="3"/></text:span><text:span text:style-name="T22">customerDetails.setLoans(loans)</text:span><text:span text:style-name="T14">;</text:span></text:p>
      <text:p text:style-name="P32"><text:span text:style-name="T13"><text:s text:c="3"/></text:span><text:span text:style-name="T22">customerDetails.setCards(cards)</text:span><text:span text:style-name="T14">;</text:span></text:p>
      <text:p text:style-name="P32"><text:span text:style-name="T13"><text:s text:c="3"/></text:span><text:span text:style-name="T14">return </text:span><text:span text:style-name="T22">customerDetails</text:span><text:span text:style-name="T14">;</text:span></text:p>
      <text:p text:style-name="P31">}</text:p>
      <text:p text:style-name="Standard"/>
      <text:p text:style-name="P3"/>
      <text:p text:style-name="P5">* Injecting object in Spring:</text:p>
      <text:list xml:id="list4784397302278712006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1">Field injection: @Autowired</text:p>
                        </text:list-item>
                        <text:list-item>
                          <text:p text:style-name="P51">Constructor injection (normally adding object via constr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><text:span text:style-name="T5"><text:s text:c="8"/></text:span><text:span text:style-name="T6">Major advance of constructor injection is that: allow the bean to be</text:span></text:p>
      <text:p text:style-name="P1"><text:span text:style-name="T6"><text:s text:c="10"/>immutable since we define the</text:span><text:span text:style-name="T11"> property as</text:span><text:span text:style-name="T6"> </text:span><text:span text:style-name="T11">final. </text:span><text:span text:style-name="T6">(Thread save).</text:span></text:p>
      <text:p text:style-name="P1"><text:span text:style-name="T6"><text:s text:c="8"/>Also </text:span><text:span text:style-name="T11">constructor injection not use reflection</text:span><text:span text:style-name="T6">! And app runs faster. <text:s text:c="4"/></text:span></text:p>
      <text:p text:style-name="P43"/>
      <text:p text:style-name="P2">constructor injection:</text:p>
      <text:p text:style-name="P33"><text:span text:style-name="T13">private </text:span><text:span text:style-name="T26">final</text:span><text:span text:style-name="T13"> </text:span>TwitterToKafkaServiceConfigData <text:span text:style-name="T18">twitterConfigData</text:span><text:span text:style-name="T13">;</text:span></text:p>
      <text:p text:style-name="P33"><text:span text:style-name="T13">public </text:span><text:span text:style-name="T20">TwitterToKafkaServiceApplication </text:span>(<text:span text:style-name="T26">TwitterToKafkaServiceConfigData configData</text:span>){</text:p>
      <text:p text:style-name="P32"><text:s text:c="4"/><text:span text:style-name="T14">this</text:span><text:span text:style-name="T22">.</text:span><text:span text:style-name="T19">twitterConfigData </text:span><text:span text:style-name="T22">= configData</text:span><text:span text:style-name="T14">;</text:span></text:p>
      <text:p text:style-name="P31">}</text:p>
      <text:p text:style-name="P44"/>
      <text:p text:style-name="P6"><text:s text:c="14"/>Annotations</text:p>
      <text:p text:style-name="P6"/>
      <text:p text:style-name="P31"><text:span text:style-name="T35">@Value</text:span>(<text:span text:style-name="T28">"${api.key}"</text:span>) –<text:span text:style-name="T1"> Extract value(info) from application.properties file : <text:s/></text:span><text:soft-page-break/><text:span text:style-name="T16">api.key</text:span><text:span text:style-name="T34">=</text:span><text:span text:style-name="T29">e53c8af75a46792e00e0a765260f1abe</text:span></text:p>
      <text:p text:style-name="P16"><text:s text:c="27"/></text:p>
      <text:p text:style-name="P16"/>
      <text:p text:style-name="P16"/>
      <text:p text:style-name="P16"/>
      <text:p text:style-name="P4"><text:span text:style-name="T60"><text:s text:c="35"/></text:span><text:span text:style-name="T54">Databases Frameworks</text:span></text:p>
      <text:p text:style-name="P19"/>
      <text:p text:style-name="P26"><text:span text:style-name="T61"><text:s/>*ORM: </text:span><text:span text:style-name="T62">Object Relational Mapping </text:span><text:span text:style-name="T63">is a process of persisting <text:s text:c="2"/></text:span></text:p>
      <text:p text:style-name="P20">any Java object to Database table.</text:p>
      <text:p text:style-name="P20"/>
      <text:p text:style-name="Standard"><text:span text:style-name="T67"><text:s/></text:span><text:span text:style-name="T70">*JDBC:</text:span><text:span text:style-name="T71">Java Database Connectivity. JDBC is a Java API </text:span><text:span text:style-name="T72">to connect and execute the query with the database</text:span><text:span text:style-name="T71">. It is a </text:span><text:span text:style-name="T73">part of JavaSE (Java Standard Edition)</text:span><text:span text:style-name="T71">. JDBC API uses JDBC drivers to connect with the database. </text:span></text:p>
      <text:p text:style-name="P20"/>
      <text:p text:style-name="P26"><text:span text:style-name="T64"><text:s/></text:span><text:span text:style-name="T61">*JPA:</text:span><text:span text:style-name="T63"> Java Persisting API provides </text:span><text:span text:style-name="T66">specification</text:span><text:span text:style-name="T63"> for persisting, reading and managing data from Java object to Relational DB table.</text:span></text:p>
      <text:p text:style-name="Standard"><text:span text:style-name="T67">JPA is like interface </text:span><text:span text:style-name="T68">(provides specification and guidelines)</text:span><text:span text:style-name="T67"> and Hibirnate is one implementation. Operates with </text:span><text:span text:style-name="T68">POJO </text:span><text:span text:style-name="T69">(</text:span><text:span text:style-name="T74">plain old Java object</text:span><text:span text:style-name="T76"> </text:span><text:span text:style-name="T77">(</text:span><text:span text:style-name="T74">POJO) is an ordinary java </text:span><text:a xlink:type="simple" xlink:href="https://en.wikipedia.org/wiki/Object_(computer_science)" text:style-name="Internet_20_link" text:visited-style-name="Visited_20_Internet_20_Link"><text:span text:style-name="T79">object</text:span></text:a><text:span text:style-name="T74">, </text:span><text:span text:style-name="T75">not bound by any special restriction</text:span><text:span text:style-name="T78">)</text:span><text:span text:style-name="T67"> entities with annotations or xml.</text:span></text:p>
      <text:p text:style-name="P20"/>
      <text:p text:style-name="P26"><text:span text:style-name="T61">*Hibernate</text:span><text:span text:style-name="T63">: Is a Object Relational Mapping Tool that provides </text:span><text:span text:style-name="T66">implementation</text:span><text:span text:style-name="T63"> of JPA</text:span></text:p>
      <text:p text:style-name="P20"/>
      <text:p text:style-name="P26"><text:span text:style-name="T64">*Spring Data API</text:span><text:span text:style-name="T63">: Is a part from Spring Framework and provides abstraction with Spring Data repository. Is not JPA provider! </text:span><text:span text:style-name="T64">Is a library/ framework that adds extra layer of abstraction on top of our JPA provider(like Hibernate).</text:span><text:span text:style-name="T63">Provide solution for GenericDAO </text:span><text:span text:style-name="T63">custom implementation and generate JPA queries from Java name conversion.</text:span></text:p>
      <text:p text:style-name="P26"/>
      <text:list xml:id="list3589160433829160791" text:style-name="L3">
        <text:list-item>
          <text:p text:style-name="P52"><text:s text:c="12"/>Table Relations</text:p>
        </text:list-item>
      </text:list>
      <text:p text:style-name="P22"/>
      <text:p text:style-name="P28"><text:span text:style-name="T64">Many-To-Many </text:span><text:span text:style-name="T65">(bidirectional)</text:span></text:p>
      <text:p text:style-name="P22"><text:s text:c="4"/></text:p>
      <text:p text:style-name="P34"><text:span text:style-name="T96">@Entity</text:span><text:span text:style-name="T97">(name = "authors" </text:span></text:p>
      <text:p text:style-name="P34"><text:span text:style-name="T97">public class </text:span><text:span text:style-name="T106">Author</text:span><text:span text:style-name="T97"> </text:span></text:p>
      <text:p text:style-name="P39"/>
      <text:p text:style-name="P34"><text:span text:style-name="T97"><text:s/></text:span><text:span text:style-name="T96">@ManyToMany</text:span><text:span text:style-name="T97">(</text:span><text:span text:style-name="T103">targetEntity = </text:span><text:span text:style-name="T106">Publication.class</text:span><text:span text:style-name="T97">)</text:span></text:p>
      <text:p text:style-name="P34"><text:span text:style-name="T97"><text:s/></text:span><text:span text:style-name="T96">@JoinTable</text:span><text:span text:style-name="T97">(name = "author_publication",</text:span></text:p>
      <text:p text:style-name="P34"><text:span text:style-name="T97"><text:s/></text:span><text:span text:style-name="T100">joinColumns</text:span><text:span text:style-name="T97"> = </text:span><text:span text:style-name="T96">@JoinColumn</text:span><text:span text:style-name="T97">(name = "</text:span><text:span text:style-name="T95">author_id</text:span><text:span text:style-name="T97">", referencedColumnName = "</text:span><text:span text:style-name="T95">id</text:span><text:span text:style-name="T97">"),</text:span></text:p>
      <text:p text:style-name="P34"><text:span text:style-name="T97"><text:s/></text:span><text:span text:style-name="T100">inverseJoinColumns</text:span><text:span text:style-name="T97"> =</text:span><text:span text:style-name="T96">@JoinColumn</text:span><text:span text:style-name="T97">(name = "</text:span><text:span text:style-name="T95">publication_id</text:span><text:span text:style-name="T97">",</text:span></text:p>
      <text:p text:style-name="P34"><text:span text:style-name="T97"><text:s/>referencedColumnName = "</text:span><text:span text:style-name="T95">id</text:span><text:span text:style-name="T97">"))</text:span></text:p>
      <text:p text:style-name="P34"><text:span text:style-name="T97">private List&lt;</text:span><text:span text:style-name="T106">Publication</text:span><text:span text:style-name="T97">&gt; </text:span><text:span text:style-name="T95">publications</text:span><text:span text:style-name="T97"> = new ArrayList&lt;Publication&gt;();</text:span></text:p>
      <text:p text:style-name="P37"/>
      <text:p text:style-name="P37">*************************************************************************</text:p>
      <text:p text:style-name="P37"/>
      <text:p text:style-name="P35"><text:span text:style-name="T96">@Entity</text:span><text:span text:style-name="T97">(name = "publications")</text:span></text:p>
      <text:p text:style-name="P35"><text:span text:style-name="T97">public class </text:span><text:span text:style-name="T106">Publication</text:span></text:p>
      <text:p text:style-name="P41"/>
      <text:p text:style-name="P34"><text:span text:style-name="T98"><text:s text:c="20"/></text:span><text:span text:style-name="T105">(Field in entity Author) <text:s/>(</text:span><text:span text:style-name="T104">Entity for the mapping</text:span><text:span text:style-name="T105">)</text:span><text:span text:style-name="T104"> </text:span><text:span text:style-name="T102"><text:s text:c="9"/></text:span></text:p>
      <text:p text:style-name="P35"><text:span text:style-name="T96">@ManyToMany</text:span><text:span text:style-name="T97">(mappedBy = </text:span><text:span text:style-name="T101">"</text:span><text:span text:style-name="T95">publications</text:span><text:span text:style-name="T101">"</text:span><text:span text:style-name="T97">, <text:s text:c="6"/></text:span><text:span text:style-name="T103">targetEntity = </text:span><text:span text:style-name="T106">Author.class</text:span><text:span text:style-name="T97">) </text:span></text:p>
      <text:p text:style-name="P35"><text:span text:style-name="T97">private List&lt;</text:span><text:span text:style-name="T106">Author</text:span><text:span text:style-name="T97">&gt; </text:span><text:span text:style-name="T95">authors</text:span></text:p>
      <text:p text:style-name="P40"><text:soft-page-break/></text:p>
      <text:p text:style-name="P39"/>
      <text:p text:style-name="P23"/>
      <text:p text:style-name="P23"/>
      <text:p text:style-name="P28"><text:span text:style-name="T64">Many-To-One / One-To-Many </text:span><text:span text:style-name="T65">(bidirectional)</text:span></text:p>
      <text:p text:style-name="P22"><text:s text:c="4"/></text:p>
      <text:p text:style-name="P34"><text:span text:style-name="T97">@</text:span><text:span text:style-name="T96">Entity</text:span><text:span text:style-name="T97">(name = "publications")</text:span></text:p>
      <text:p text:style-name="P34"><text:span text:style-name="T97">public class </text:span><text:span text:style-name="T106">Publication</text:span><text:span text:style-name="T97">;</text:span></text:p>
      <text:p text:style-name="P39"/>
      <text:p text:style-name="P36">@ManyToOne()</text:p>
      <text:p text:style-name="P34"><text:span text:style-name="T96">@JoinColumn</text:span><text:span text:style-name="T97">(name = "publisher_id", referencedColumnName = "id")</text:span></text:p>
      <text:p text:style-name="P34"><text:span text:style-name="T97">private </text:span><text:span text:style-name="T106">User</text:span><text:span text:style-name="T97"> </text:span><text:span text:style-name="T95">publisher</text:span><text:span text:style-name="T97">;</text:span></text:p>
      <text:p text:style-name="P37"/>
      <text:p text:style-name="P37">*************************************************************************</text:p>
      <text:p text:style-name="P41"/>
      <text:p text:style-name="P35"><text:span text:style-name="T96">@Entity</text:span><text:span text:style-name="T97">(name = "users")</text:span></text:p>
      <text:p text:style-name="P35"><text:span text:style-name="T97">public class </text:span><text:span text:style-name="T106">User</text:span></text:p>
      <text:p text:style-name="P35"><text:span text:style-name="T104"><text:s text:c="24"/>(Entity for the mapping) <text:s/>(Field in entity </text:span><text:span text:style-name="T106">Publication</text:span><text:span text:style-name="T104">) <text:s/></text:span></text:p>
      <text:p text:style-name="P35"><text:span text:style-name="T96">@OneToMany</text:span><text:span text:style-name="T97">(targetEntity = </text:span><text:span text:style-name="T106">Publication.class</text:span><text:span text:style-name="T97">, <text:s text:c="7"/>mappedBy = "</text:span><text:span text:style-name="T95">publisher</text:span><text:span text:style-name="T97">")</text:span></text:p>
      <text:p text:style-name="P35"><text:span text:style-name="T97">private List&lt;</text:span><text:span text:style-name="T106">Publication</text:span><text:span text:style-name="T97">&gt; </text:span><text:span text:style-name="T95">publications</text:span><text:span text:style-name="T97">;</text:span></text:p>
      <text:p text:style-name="P38"/>
      <text:p text:style-name="P26"/>
      <text:p text:style-name="P24">ONE-TO-ONE </text:p>
      <text:p text:style-name="P22"><text:s text:c="4"/></text:p>
      <text:p text:style-name="P34"><text:span text:style-name="T35">@OneToOne</text:span><text:span text:style-name="T97">(</text:span><text:span text:style-name="T110">targetEntity </text:span><text:span text:style-name="T97">= BankAccount.</text:span><text:span text:style-name="T13">class, </text:span><text:span text:style-name="T110">mappedBy </text:span><text:span text:style-name="T97">= </text:span><text:span text:style-name="T28">"client"</text:span><text:span text:style-name="T97">)<text:line-break/></text:span><text:span text:style-name="T13">private </text:span><text:span text:style-name="T97">BankAccount </text:span><text:span text:style-name="T18">bankAccount</text:span><text:span text:style-name="T13">;</text:span></text:p>
      <text:p text:style-name="P27"/>
      <text:p text:style-name="P34"><text:span text:style-name="T35">@OneToOne</text:span><text:span text:style-name="T97">(</text:span><text:span text:style-name="T110">targetEntity </text:span><text:span text:style-name="T97">= Client.</text:span><text:span text:style-name="T13">class</text:span><text:span text:style-name="T97">)<text:line-break/></text:span><text:span text:style-name="T35">@JoinColumn</text:span><text:span text:style-name="T97">(</text:span><text:span text:style-name="T110">name </text:span><text:span text:style-name="T97">= </text:span><text:span text:style-name="T28">"client_id"</text:span><text:span text:style-name="T13">, </text:span><text:span text:style-name="T110">referencedColumnName </text:span><text:span text:style-name="T97">= </text:span><text:span text:style-name="T28">"id"</text:span><text:span text:style-name="T97">)<text:line-break/></text:span><text:span text:style-name="T13">private </text:span><text:span text:style-name="T97">Client </text:span><text:span text:style-name="T18">client</text:span><text:span text:style-name="T13">;</text:span></text:p>
      <text:p text:style-name="P42"/>
      <text:p text:style-name="P20"/>
      <text:p text:style-name="P20"/>
      <text:p text:style-name="P20"/>
      <text:p text:style-name="P26"><text:span text:style-name="T63"><text:s text:c="20"/></text:span><text:span text:style-name="T81"><text:s/></text:span></text:p>
      <text:p text:style-name="P26"><text:span text:style-name="T81"><text:s text:c="18"/></text:span><text:span text:style-name="T80">Manipulation Data Syntax</text:span><text:span text:style-name="T64"> </text:span><text:span text:style-name="T63"><text:s text:c="25"/></text:span></text:p>
      <text:p text:style-name="P9"/>
      <text:p text:style-name="P29">-Using HIBIRNATE Session Factory</text:p>
      <text:p text:style-name="P34"><text:span text:style-name="T97"><text:s/></text:span><text:span text:style-name="T106">Configuration</text:span><text:span text:style-name="T97"> cfg = new Configuration();</text:span></text:p>
      <text:p text:style-name="P39"><text:s/>cfg.configure();</text:p>
      <text:p text:style-name="P34"><text:span text:style-name="T97"><text:s/></text:span><text:span text:style-name="T106">SessionFactory</text:span><text:span text:style-name="T97"> sessionFactory = cfg.buildSessionFactory();</text:span></text:p>
      <text:p text:style-name="P34"><text:span text:style-name="T97"><text:s/></text:span><text:span text:style-name="T106">Session</text:span><text:span text:style-name="T97"> session = sessionFactory.openSession();</text:span></text:p>
      <text:p text:style-name="P34"><text:span text:style-name="T97"><text:s/></text:span><text:span text:style-name="T106">session.beginTransaction();</text:span></text:p>
      <text:p text:style-name="P39"/>
      <text:p text:style-name="P39"><text:s/>// Your Code Here</text:p>
      <text:p text:style-name="P34"><text:span text:style-name="T97"><text:s/></text:span><text:span text:style-name="T106">Query</text:span><text:span text:style-name="T97"> query = session.createQuery("from Agent where uuid = :uuid");</text:span></text:p>
      <text:p text:style-name="P39"><text:s/>query.setString("uuid", uuid);</text:p>
      <text:p text:style-name="P39"><text:s/>return query.uniqueResult();</text:p>
      <text:p text:style-name="P39"/>
      <text:p text:style-name="P39"><text:s/>session.getTransaction().commit();</text:p>
      <text:p text:style-name="P39"><text:s/>session.close();</text:p>
      <text:p text:style-name="P42"/>
      <text:p text:style-name="P20"/>
      <text:p text:style-name="P25">-Using JPA Entity Manager Factory</text:p>
      <text:p text:style-name="P34"><text:span text:style-name="T97"><text:s/></text:span><text:span text:style-name="T106">EntityManagerFactory</text:span><text:span text:style-name="T97"> emf = Persistence.createEntityManagerFactory("jcg-JPA");</text:span></text:p>
      <text:p text:style-name="P34"><text:span text:style-name="T97"><text:s/></text:span><text:span text:style-name="T106">EntityManager</text:span><text:span text:style-name="T97"> em = emf.createEntityManager();</text:span></text:p>
      <text:p text:style-name="P39"><text:s text:c="2"/></text:p>
      <text:p text:style-name="P39"><text:s/>em.getTransaction().begin();</text:p>
      <text:p text:style-name="P39"/>
      <text:p text:style-name="P39"><text:soft-page-break/><text:s/>Employee employee = new Employee();</text:p>
      <text:p text:style-name="P39"><text:s/>employee.setName("Chandan");</text:p>
      <text:p text:style-name="P39"><text:s/></text:p>
      <text:p text:style-name="P39"><text:s/>em.persist(employee);</text:p>
      <text:p text:style-name="P39"><text:s/>em.getTransaction().commit();</text:p>
      <text:p text:style-name="P42"/>
      <text:p text:style-name="P20"/>
      <text:p text:style-name="P25">-Using Spring Data</text:p>
      <text:p text:style-name="P34"><text:span text:style-name="T97"><text:s/></text:span><text:span text:style-name="T107">Repository – </text:span><text:span text:style-name="T108">Прави връзката между апп-а и базата. Абстракция на начина по който работим с данните.Чрез него използваме </text:span><text:span text:style-name="T109">CRUD </text:span><text:span text:style-name="T108">операцийте, автоматично генерира </text:span><text:span text:style-name="T109">SQL/JPQL </text:span><text:span text:style-name="T108">код </text:span></text:p>
      <text:p text:style-name="P39"><text:s text:c="2"/></text:p>
      <text:p text:style-name="P39">@Repository</text:p>
      <text:p text:style-name="P39">public interface CategoryRepository extends JpaRepository&lt;Category, Integer&gt; {</text:p>
      <text:p text:style-name="P39"/>
      <text:p text:style-name="P39"><text:s text:c="4"/>Optional&lt;Category&gt; findByName(String name);</text:p>
      <text:p text:style-name="P39">}</text:p>
      <text:p text:style-name="P42"/>
      <text:p text:style-name="P20"/>
      <text:p text:style-name="P21"><text:span text:style-name="T21">*DTO-Data Transfer Objects:</text:span><text:span text:style-name="T23">Transmitting aggregated data from entities. In complex applications </text:span><text:span text:style-name="T24">we do not want</text:span><text:span text:style-name="T23"> to expose unnecessary data in the display layer.</text:span><text:span text:style-name="T25">Domain objects are mapped to view models – DTOs</text:span><text:span text:style-name="T23">. DTO is nothing more than a </text:span><text:span text:style-name="T24">container class</text:span><text:span text:style-name="T23">.</text:span></text:p>
      <text:p text:style-name="P21"><text:span text:style-name="T23">Exposes o</text:span><text:span text:style-name="T24">nly properties, not methods</text:span></text:p>
      <text:p text:style-name="P20"/>
      <text:p text:style-name="P20"/>
      <text:p text:style-name="P20"/>
      <text:p text:style-name="P26"><text:span text:style-name="T63"><text:s/></text:span><text:span text:style-name="T80">*Course Database Frameworks SoftUni</text:span></text:p>
      <text:p text:style-name="P18">https://softuni.bg/trainings/2089/databases-frameworks-hibernate-and-spring-data-october-2018#lesson-995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JetBrains Mono" svg:font-family="'JetBrains Mono', monospace"/>
    <style:font-face style:name="OpenSymbol" svg:font-family="OpenSymbol"/>
    <style:font-face style:name="Roboto" svg:font-family="Roboto, Arial, sans-serif"/>
    <style:font-face style:name="Tahoma1" svg:font-family="Tahoma"/>
    <style:font-face style:name="inter-regular" svg:font-family="inter-regular, system-ui, apple-system, BlinkMacSystemFont, 'Segoe UI', Roboto, 'Helvetica Neue', Helvetica, Arial, sans-serif"/>
    <style:font-face style:name="sans-serif" svg:font-family="sans-serif"/>
    <style:font-face style:name="ui-monospace" svg:font-family="ui-monospace, SFMono-Regular, 'SF Mono', Menlo, Consolas, 'Liberation Mono', monospace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TML_20_стандартен" style:display-name="HTML стандартен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size="10pt" style:font-size-asian="10pt" style:font-name-complex="Courier New1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4DT1H45M26S</meta:editing-duration>
    <meta:editing-cycles>31</meta:editing-cycles>
    <meta:generator>OpenOffice/4.1.10$Win32 OpenOffice.org_project/4110m2$Build-9807</meta:generator>
    <dc:date>2021-11-15T14:39:33.59</dc:date>
    <dc:creator>alex alex</dc:creator>
    <meta:document-statistic meta:table-count="0" meta:image-count="0" meta:object-count="0" meta:page-count="6" meta:paragraph-count="190" meta:word-count="945" meta:character-count="10069"/>
    <meta:user-defined meta:name="Info 1"/>
    <meta:user-defined meta:name="Info 2"/>
    <meta:user-defined meta:name="Info 3"/>
    <meta:user-defined meta:name="Info 4"/>
  </office:meta>
</office:document-meta>
</file>